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Arial" svg:font-family="Arial" style:font-family-generic="swiss"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pitch="variable"/>
    <style:font-face style:name="Menlo-Regular" svg:font-family="Menlo-Regular"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Times New Roman Greek" svg:font-family="'Times New Roman Greek'" style:font-family-generic="roman" style:font-pitch="variable"/>
  </office:font-face-decls>
  <office:automatic-styles>
    <style:style style:name="P1" style:family="paragraph" style:parent-style-name="Standard">
      <style:text-properties style:font-name="Liberation Mono" fo:font-size="14pt" fo:font-weight="bold" officeooo:rsid="001b2eb1" officeooo:paragraph-rsid="00270682" style:font-size-asian="14pt" style:font-weight-asian="bold" style:font-size-complex="14pt" style:font-weight-complex="bold"/>
    </style:style>
    <style:style style:name="P2" style:family="paragraph" style:parent-style-name="Standard">
      <style:text-properties style:font-name="Liberation Mono" fo:font-size="14pt" fo:font-weight="bold" officeooo:rsid="002a8c7a" officeooo:paragraph-rsid="002a8c7a" style:font-size-asian="14pt" style:font-weight-asian="bold" style:font-size-complex="14pt" style:font-weight-complex="bold"/>
    </style:style>
    <style:style style:name="P3" style:family="paragraph" style:parent-style-name="Standard">
      <style:text-properties style:font-name="Liberation Mono" fo:font-size="14pt" fo:font-weight="bold" officeooo:rsid="0031420e" officeooo:paragraph-rsid="002a8c7a" style:font-size-asian="14pt" style:font-weight-asian="bold" style:font-size-complex="14pt" style:font-weight-complex="bold"/>
    </style:style>
    <style:style style:name="P4" style:family="paragraph" style:parent-style-name="Standard">
      <style:text-properties style:font-name="Liberation Mono" fo:font-size="10pt" fo:font-weight="normal" officeooo:rsid="001b2eb1" officeooo:paragraph-rsid="00270682" style:font-size-asian="10pt" style:font-weight-asian="normal" style:font-size-complex="10pt" style:font-weight-complex="normal"/>
    </style:style>
    <style:style style:name="P5" style:family="paragraph" style:parent-style-name="gramatica">
      <style:paragraph-properties style:writing-mode="lr-tb">
        <style:tab-stops>
          <style:tab-stop style:position="1.87cm"/>
          <style:tab-stop style:position="2.117cm"/>
          <style:tab-stop style:position="2.858cm"/>
          <style:tab-stop style:position="3.845cm"/>
          <style:tab-stop style:position="4.833cm"/>
          <style:tab-stop style:position="5.821cm"/>
          <style:tab-stop style:position="8.901cm"/>
          <style:tab-stop style:position="16.191cm"/>
        </style:tab-stops>
      </style:paragraph-properties>
      <style:text-properties style:font-name="Liberation Mono" fo:font-size="11pt" fo:language="eu" fo:country="ES" officeooo:rsid="0034f067" officeooo:paragraph-rsid="0034f067" style:font-size-asian="11pt" style:font-name-complex="Times New Roman" style:font-size-complex="11pt"/>
    </style:style>
    <style:style style:name="P6" style:family="paragraph" style:parent-style-name="gramatica">
      <style:paragraph-properties style:writing-mode="lr-tb"/>
      <style:text-properties style:font-name="Liberation Mono" fo:font-size="11pt" fo:language="eu" fo:country="ES" fo:font-weight="normal" officeooo:rsid="001b2eb1" officeooo:paragraph-rsid="002a8c7a" style:font-size-asian="11pt" style:font-weight-asian="normal" style:font-name-complex="Times New Roman" style:font-size-complex="11pt" style:font-weight-complex="normal"/>
    </style:style>
    <style:style style:name="P7" style:family="paragraph" style:parent-style-name="gramatica">
      <style:paragraph-properties style:writing-mode="lr-tb"/>
      <style:text-properties style:font-name="Liberation Mono" fo:font-size="11pt" fo:language="eu" fo:country="ES" fo:font-weight="normal" officeooo:rsid="001b2eb1" officeooo:paragraph-rsid="0034f067" style:font-size-asian="11pt" style:font-weight-asian="normal" style:font-name-complex="Times New Roman" style:font-size-complex="11pt" style:font-weight-complex="normal"/>
    </style:style>
    <style:style style:name="P8" style:family="paragraph" style:parent-style-name="gramatica">
      <style:paragraph-properties style:writing-mode="lr-tb"/>
      <style:text-properties style:font-name="Liberation Mono" fo:font-size="11pt" fo:language="eu" fo:country="ES" fo:font-weight="normal" officeooo:rsid="0034f067" officeooo:paragraph-rsid="0034f067" style:font-size-asian="11pt" style:font-weight-asian="normal" style:font-name-complex="Times New Roman" style:font-size-complex="11pt" style:font-weight-complex="normal"/>
    </style:style>
    <style:style style:name="P9" style:family="paragraph" style:parent-style-name="gramatica">
      <style:paragraph-properties fo:break-before="page" style:writing-mode="lr-tb"/>
      <style:text-properties style:font-name="Liberation Mono" fo:font-size="12pt" fo:language="eu" fo:country="ES" fo:font-weight="bold" officeooo:rsid="0034f067" officeooo:paragraph-rsid="0034f067" style:font-size-asian="12pt" style:font-weight-asian="bold" style:font-name-complex="Times New Roman" style:font-size-complex="12pt" style:font-weight-complex="bold"/>
    </style:style>
    <style:style style:name="P10" style:family="paragraph" style:parent-style-name="gramatica">
      <style:paragraph-properties fo:margin-top="0.199cm" fo:margin-bottom="0cm" style:contextual-spacing="false" fo:text-align="justify" style:justify-single-word="false"/>
      <style:text-properties fo:color="#000000" loext:opacity="100%" style:text-outline="false" style:text-line-through-style="none" style:text-line-through-type="none" style:font-name="Liberation Mono" fo:font-size="11pt" fo:language="eu" fo:country="ES" fo:font-style="normal" fo:text-shadow="none" style:text-underline-style="none" fo:font-weight="normal" officeooo:rsid="002f837e" officeooo:paragraph-rsid="002f837e" style:font-name-asian="Times New Roman" style:font-size-asian="11pt" style:language-asian="zxx" style:country-asian="none"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1" style:family="paragraph" style:parent-style-name="Default_7e_LT_7e_Gliederung_20_1">
      <style:paragraph-properties fo:margin-left="0cm" fo:margin-right="0cm" fo:margin-top="0.282cm" fo:margin-bottom="0cm" style:contextual-spacing="false"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cecdd"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12" style:family="paragraph" style:parent-style-name="Default_7e_LT_7e_Gliederung_20_1">
      <style:paragraph-properties fo:margin-left="0cm" fo:margin-right="0cm" fo:margin-top="0.282cm" fo:margin-bottom="0cm" style:contextual-spacing="false"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font-name="Liberation Mono" fo:font-size="12pt" fo:language="es" fo:country="ES" fo:font-weight="bold" officeooo:rsid="00077588" officeooo:paragraph-rsid="003cecdd" style:font-size-asian="12pt" style:font-weight-asian="bold" style:font-size-complex="12pt" style:font-weight-complex="bold"/>
    </style:style>
    <style:style style:name="P13" style:family="paragraph" style:parent-style-name="Default_7e_LT_7e_Gliederung_20_1">
      <style:paragraph-properties fo:margin-left="0.953cm" fo:margin-right="0cm" fo:margin-top="0.245cm" fo:margin-bottom="0cm" style:contextual-spacing="false" fo:text-indent="-0.953cm" style:auto-text-indent="false">
        <style:tab-stops>
          <style:tab-stop style:position="-0.953cm"/>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ff" loext:opacity="100%" style:font-name="Liberation Serif" fo:font-size="12pt" officeooo:paragraph-rsid="003cecdd" style:font-size-asian="12pt" style:font-size-complex="12pt"/>
    </style:style>
    <style:style style:name="P14" style:family="paragraph" style:parent-style-name="Standard">
      <style:paragraph-properties fo:margin-left="0cm" fo:margin-right="0.035cm" fo:text-indent="0cm" style:auto-text-indent="false" style:writing-mode="lr-tb">
        <style:tab-stops>
          <style:tab-stop style:position="0.508cm"/>
          <style:tab-stop style:position="2.117cm"/>
          <style:tab-stop style:position="2.858cm"/>
          <style:tab-stop style:position="3.845cm"/>
          <style:tab-stop style:position="4.833cm"/>
          <style:tab-stop style:position="5.821cm"/>
          <style:tab-stop style:position="7.303cm"/>
          <style:tab-stop style:position="16.191cm"/>
        </style:tab-stops>
      </style:paragraph-properties>
      <style:text-properties style:font-name="Liberation Mono1" fo:font-size="11pt" fo:language="eu" fo:country="ES" officeooo:rsid="002bccd7" officeooo:paragraph-rsid="003cecdd" style:font-size-asian="11pt" style:font-size-complex="11pt"/>
    </style:style>
    <style:style style:name="P15" style:family="paragraph" style:parent-style-name="Standard">
      <style:paragraph-properties fo:margin-left="0cm" fo:margin-right="0.035cm" fo:text-indent="0cm" style:auto-text-indent="false" style:writing-mode="lr-tb">
        <style:tab-stops>
          <style:tab-stop style:position="0.508cm"/>
          <style:tab-stop style:position="2.117cm"/>
          <style:tab-stop style:position="2.858cm"/>
          <style:tab-stop style:position="3.845cm"/>
          <style:tab-stop style:position="4.833cm"/>
          <style:tab-stop style:position="5.821cm"/>
          <style:tab-stop style:position="7.303cm"/>
          <style:tab-stop style:position="16.191cm"/>
        </style:tab-stops>
      </style:paragraph-properties>
      <style:text-properties style:font-name="Liberation Mono1" fo:font-size="11pt" fo:language="eu" fo:country="ES" officeooo:rsid="002bccd7" officeooo:paragraph-rsid="003f1aff" style:font-size-asian="11pt" style:font-size-complex="11pt"/>
    </style:style>
    <style:style style:name="P16" style:family="paragraph" style:parent-style-name="Standard">
      <style:paragraph-properties fo:margin-left="1.27cm" fo:margin-right="0cm" fo:text-indent="0cm" style:auto-text-indent="false"/>
      <style:text-properties style:use-window-font-color="true" loext:opacity="0%" style:font-name="Liberation Mono" fo:font-size="10pt" fo:font-weight="normal" officeooo:paragraph-rsid="00270682" fo:background-color="transparent" style:font-size-asian="10pt" style:font-weight-asian="normal" style:font-size-complex="10pt" style:font-weight-complex="normal"/>
    </style:style>
    <style:style style:name="P17" style:family="paragraph" style:parent-style-name="gramatica">
      <style:paragraph-properties fo:margin-left="0cm" fo:margin-right="0.035cm" fo:text-indent="0cm" style:auto-text-indent="false" style:writing-mode="lr-tb">
        <style:tab-stops>
          <style:tab-stop style:position="0.508cm"/>
          <style:tab-stop style:position="2.117cm"/>
          <style:tab-stop style:position="2.858cm"/>
          <style:tab-stop style:position="3.845cm"/>
          <style:tab-stop style:position="4.833cm"/>
          <style:tab-stop style:position="5.821cm"/>
          <style:tab-stop style:position="7.303cm"/>
          <style:tab-stop style:position="16.191cm"/>
        </style:tab-stops>
      </style:paragraph-properties>
      <style:text-properties style:font-name="Liberation Mono1" fo:font-size="11pt" fo:language="eu" fo:country="ES" officeooo:rsid="002bccd7" officeooo:paragraph-rsid="003cecdd" style:font-size-asian="11pt" style:font-size-complex="11pt"/>
    </style:style>
    <style:style style:name="P18" style:family="paragraph" style:parent-style-name="gramatica">
      <style:paragraph-properties fo:margin-left="0cm" fo:margin-right="0.035cm" fo:text-indent="0cm" style:auto-text-indent="false" style:writing-mode="lr-tb">
        <style:tab-stops>
          <style:tab-stop style:position="0.508cm"/>
          <style:tab-stop style:position="2.117cm"/>
          <style:tab-stop style:position="2.858cm"/>
          <style:tab-stop style:position="3.845cm"/>
          <style:tab-stop style:position="4.833cm"/>
          <style:tab-stop style:position="5.821cm"/>
          <style:tab-stop style:position="7.303cm"/>
          <style:tab-stop style:position="16.191cm"/>
        </style:tab-stops>
      </style:paragraph-properties>
      <style:text-properties style:font-name="Liberation Mono1" fo:font-size="11pt" fo:language="eu" fo:country="ES" officeooo:rsid="002bccd7" officeooo:paragraph-rsid="003f1aff" style:font-size-asian="11pt" style:font-size-complex="11pt"/>
    </style:style>
    <style:style style:name="P19" style:family="paragraph" style:parent-style-name="gramatica">
      <style:paragraph-properties style:writing-mode="lr-tb">
        <style:tab-stops>
          <style:tab-stop style:position="1.87cm"/>
          <style:tab-stop style:position="2.117cm"/>
          <style:tab-stop style:position="2.858cm"/>
          <style:tab-stop style:position="3.845cm"/>
          <style:tab-stop style:position="4.833cm"/>
          <style:tab-stop style:position="5.821cm"/>
          <style:tab-stop style:position="8.901cm"/>
          <style:tab-stop style:position="16.191cm"/>
        </style:tab-stops>
      </style:paragraph-properties>
      <style:text-properties style:font-name="Liberation Mono1" fo:font-size="11pt" fo:language="eu" fo:country="ES" fo:font-weight="normal" officeooo:rsid="001b2eb1" officeooo:paragraph-rsid="0031420e" style:font-size-asian="11pt" style:font-weight-asian="normal" style:font-name-complex="Times New Roman" style:font-size-complex="11pt" style:font-weight-complex="normal"/>
    </style:style>
    <style:style style:name="P20" style:family="paragraph" style:parent-style-name="gramatica">
      <style:paragraph-properties fo:margin-left="0cm" fo:margin-right="0cm" fo:margin-top="0.245cm" fo:margin-bottom="0cm" style:contextual-spacing="false" fo:text-indent="0cm" style:auto-text-indent="false" style:writing-mode="lr-tb">
        <style:tab-stops>
          <style:tab-stop style:position="-0.953cm"/>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style:font-name="Liberation Mono" fo:font-size="12pt" fo:language="eu" fo:country="ES" fo:font-weight="bold" officeooo:rsid="001d6756" officeooo:paragraph-rsid="002f837e" fo:background-color="transparent" style:font-name-asian="Times New Roman" style:font-size-asian="12pt" style:language-asian="zxx" style:country-asian="none" style:font-weight-asian="bold" style:font-name-complex="Times New Roman" style:font-size-complex="12pt" style:font-weight-complex="bold"/>
    </style:style>
    <style:style style:name="P21" style:family="paragraph" style:parent-style-name="gramatica">
      <style:paragraph-properties fo:margin-top="0.199cm" fo:margin-bottom="0cm" style:contextual-spacing="false" fo:text-align="justify" style:justify-single-word="false" style:writing-mode="lr-tb"/>
      <style:text-properties style:font-name="Liberation Mono" fo:font-size="11pt" fo:language="eu" fo:country="ES" officeooo:paragraph-rsid="003cecdd" style:font-size-asian="11pt" style:font-size-complex="11pt"/>
    </style:style>
    <style:style style:name="P22" style:family="paragraph" style:parent-style-name="gramatica">
      <style:paragraph-properties style:writing-mode="lr-tb"/>
      <style:text-properties style:font-name="Liberation Mono" fo:font-size="11pt" fo:language="eu" fo:country="ES" officeooo:paragraph-rsid="003cecdd" style:font-size-asian="11pt" style:font-size-complex="11pt"/>
    </style:style>
    <style:style style:name="P23" style:family="paragraph" style:parent-style-name="gramatica">
      <style:paragraph-properties fo:margin-left="0cm" fo:margin-right="0.035cm" fo:text-indent="0cm" style:auto-text-indent="false" style:writing-mode="lr-tb"/>
      <style:text-properties style:font-name="Liberation Mono" fo:font-size="11pt" fo:language="eu" fo:country="ES" officeooo:paragraph-rsid="003cecdd" style:font-size-asian="11pt" style:font-size-complex="11pt"/>
    </style:style>
    <style:style style:name="P24" style:family="paragraph" style:parent-style-name="gramatica">
      <style:paragraph-properties style:writing-mode="lr-tb"/>
      <style:text-properties style:font-name="Liberation Mono" fo:font-size="11pt" fo:language="eu" fo:country="ES" officeooo:paragraph-rsid="002e9253" style:font-size-asian="11pt" style:font-size-complex="11pt"/>
    </style:style>
    <style:style style:name="P25" style:family="paragraph" style:parent-style-name="gramatica">
      <style:paragraph-properties style:writing-mode="lr-tb"/>
      <style:text-properties style:font-name="Liberation Mono" fo:font-size="11pt" fo:language="eu" fo:country="ES" officeooo:paragraph-rsid="003f1aff" style:font-size-asian="11pt" style:font-size-complex="11pt"/>
    </style:style>
    <style:style style:name="P26" style:family="paragraph" style:parent-style-name="gramatica">
      <style:paragraph-properties fo:margin-left="0cm" fo:margin-right="0.035cm" fo:text-indent="0cm" style:auto-text-indent="false" style:writing-mode="lr-tb"/>
      <style:text-properties style:font-name="Liberation Mono" fo:font-size="11pt" fo:language="eu" fo:country="ES" officeooo:paragraph-rsid="003f1aff" style:font-size-asian="11pt" style:font-size-complex="11pt"/>
    </style:style>
    <style:style style:name="P27" style:family="paragraph" style:parent-style-name="gramatica">
      <style:paragraph-properties style:writing-mode="lr-tb"/>
      <style:text-properties style:font-name="Liberation Mono" fo:font-size="11pt" fo:language="eu" fo:country="ES" officeooo:paragraph-rsid="003cecdd" style:font-size-asian="11pt" style:font-name-complex="Times New Roman" style:font-size-complex="11pt"/>
    </style:style>
    <style:style style:name="P28" style:family="paragraph" style:parent-style-name="gramatica">
      <style:paragraph-properties style:writing-mode="lr-tb">
        <style:tab-stops>
          <style:tab-stop style:position="1.87cm"/>
          <style:tab-stop style:position="2.117cm"/>
          <style:tab-stop style:position="2.858cm"/>
          <style:tab-stop style:position="3.845cm"/>
          <style:tab-stop style:position="4.833cm"/>
          <style:tab-stop style:position="5.821cm"/>
          <style:tab-stop style:position="8.901cm"/>
          <style:tab-stop style:position="16.191cm"/>
        </style:tab-stops>
      </style:paragraph-properties>
      <style:text-properties style:font-name="Liberation Mono" fo:font-size="11pt" fo:language="eu" fo:country="ES" officeooo:rsid="0034f067" officeooo:paragraph-rsid="003f1aff" style:font-size-asian="11pt" style:font-name-complex="Times New Roman" style:font-size-complex="11pt"/>
    </style:style>
    <style:style style:name="P29" style:family="paragraph" style:parent-style-name="gramatica">
      <style:paragraph-properties style:writing-mode="lr-tb">
        <style:tab-stops>
          <style:tab-stop style:position="1.87cm"/>
          <style:tab-stop style:position="2.117cm"/>
          <style:tab-stop style:position="2.858cm"/>
          <style:tab-stop style:position="3.845cm"/>
          <style:tab-stop style:position="4.833cm"/>
          <style:tab-stop style:position="5.821cm"/>
          <style:tab-stop style:position="8.901cm"/>
          <style:tab-stop style:position="16.191cm"/>
        </style:tab-stops>
      </style:paragraph-properties>
      <style:text-properties style:font-name="Liberation Mono" fo:font-size="11pt" fo:language="eu" fo:country="ES" officeooo:rsid="0034f067" officeooo:paragraph-rsid="0034f067" style:font-size-asian="11pt" style:font-name-complex="Times New Roman" style:font-size-complex="11pt"/>
    </style:style>
    <style:style style:name="P30" style:family="paragraph" style:parent-style-name="gramatica">
      <style:paragraph-properties style:writing-mode="lr-tb"/>
      <style:text-properties style:font-name="Liberation Mono" fo:font-size="11pt" fo:language="eu" fo:country="ES" officeooo:paragraph-rsid="003f1aff" style:font-size-asian="11pt" style:font-name-complex="Times New Roman" style:font-size-complex="11pt"/>
    </style:style>
    <style:style style:name="P31" style:family="paragraph" style:parent-style-name="gramatica">
      <style:paragraph-properties style:writing-mode="lr-tb">
        <style:tab-stops>
          <style:tab-stop style:position="1.87cm"/>
          <style:tab-stop style:position="2.117cm"/>
          <style:tab-stop style:position="2.858cm"/>
          <style:tab-stop style:position="3.845cm"/>
          <style:tab-stop style:position="4.833cm"/>
          <style:tab-stop style:position="5.821cm"/>
          <style:tab-stop style:position="8.901cm"/>
          <style:tab-stop style:position="16.191cm"/>
        </style:tab-stops>
      </style:paragraph-properties>
      <style:text-properties style:font-name="Liberation Mono" fo:font-size="11pt" fo:language="eu" fo:country="ES" officeooo:paragraph-rsid="003f1aff" style:font-size-asian="11pt" style:font-name-complex="Times New Roman" style:font-size-complex="11pt"/>
    </style:style>
    <style:style style:name="P32" style:family="paragraph" style:parent-style-name="gramatica">
      <style:paragraph-properties style:writing-mode="lr-tb">
        <style:tab-stops>
          <style:tab-stop style:position="1.87cm"/>
          <style:tab-stop style:position="2.117cm"/>
          <style:tab-stop style:position="2.858cm"/>
          <style:tab-stop style:position="3.845cm"/>
          <style:tab-stop style:position="4.833cm"/>
          <style:tab-stop style:position="5.821cm"/>
          <style:tab-stop style:position="8.901cm"/>
          <style:tab-stop style:position="16.191cm"/>
        </style:tab-stops>
      </style:paragraph-properties>
      <style:text-properties style:font-name="Liberation Mono" fo:font-size="11pt" fo:language="eu" fo:country="ES" officeooo:rsid="00412ef8" officeooo:paragraph-rsid="00412ef8" style:font-size-asian="11pt" style:font-name-complex="Times New Roman" style:font-size-complex="11pt"/>
    </style:style>
    <style:style style:name="P33" style:family="paragraph" style:parent-style-name="gramatica">
      <style:paragraph-properties style:writing-mode="lr-tb"/>
      <style:text-properties style:font-name="Liberation Mono" fo:font-size="11pt" fo:language="eu" fo:country="ES" officeooo:paragraph-rsid="003cecdd" style:font-size-asian="11pt" style:font-name-complex="Times New Roman Greek" style:font-size-complex="11pt"/>
    </style:style>
    <style:style style:name="P34" style:family="paragraph" style:parent-style-name="gramatica">
      <style:paragraph-properties style:writing-mode="lr-tb"/>
      <style:text-properties style:font-name="Liberation Mono" fo:font-size="11pt" fo:language="eu" fo:country="ES" officeooo:paragraph-rsid="003f1aff" style:font-size-asian="11pt" style:font-name-complex="Times New Roman Greek" style:font-size-complex="11pt"/>
    </style:style>
    <style:style style:name="P35" style:family="paragraph" style:parent-style-name="gramatica">
      <style:paragraph-properties style:writing-mode="lr-tb"/>
      <style:text-properties style:font-name="Liberation Mono" fo:font-size="11pt" fo:language="eu" fo:country="ES" officeooo:paragraph-rsid="003cecdd" style:font-name-asian="Times New Roman" style:font-size-asian="11pt" style:language-asian="zxx" style:country-asian="none" style:font-name-complex="Times New Roman" style:font-size-complex="11pt"/>
    </style:style>
    <style:style style:name="P36" style:family="paragraph" style:parent-style-name="gramatica" style:master-page-name="">
      <style:paragraph-properties style:page-number="auto" style:writing-mode="lr-tb"/>
      <style:text-properties style:font-name="Liberation Mono" fo:font-size="11pt" fo:language="eu" fo:country="ES" fo:font-weight="bold" officeooo:rsid="001d6756" officeooo:paragraph-rsid="003cecdd" style:font-name-asian="Times New Roman" style:font-size-asian="11pt" style:language-asian="zxx" style:country-asian="none" style:font-name-complex="Times New Roman" style:font-size-complex="11pt" style:font-weight-complex="bold"/>
    </style:style>
    <style:style style:name="P37" style:family="paragraph" style:parent-style-name="gramatica">
      <style:paragraph-properties fo:break-before="page" style:writing-mode="lr-tb"/>
      <style:text-properties style:font-name="Liberation Mono" fo:font-size="11pt" fo:language="eu" fo:country="ES" fo:font-weight="bold" officeooo:rsid="001d6756" officeooo:paragraph-rsid="003cecdd" style:font-name-asian="Times New Roman" style:font-size-asian="11pt" style:language-asian="zxx" style:country-asian="none" style:font-weight-asian="bold" style:font-name-complex="Times New Roman" style:font-size-complex="11pt" style:font-weight-complex="bold"/>
    </style:style>
    <style:style style:name="P38" style:family="paragraph" style:parent-style-name="gramatica">
      <style:paragraph-properties style:writing-mode="lr-tb">
        <style:tab-stops>
          <style:tab-stop style:position="1.87cm"/>
          <style:tab-stop style:position="2.117cm"/>
          <style:tab-stop style:position="2.858cm"/>
          <style:tab-stop style:position="3.845cm"/>
          <style:tab-stop style:position="4.833cm"/>
          <style:tab-stop style:position="5.821cm"/>
          <style:tab-stop style:position="8.901cm"/>
          <style:tab-stop style:position="16.191cm"/>
        </style:tab-stops>
      </style:paragraph-properties>
      <style:text-properties style:font-name="Liberation Mono" fo:font-size="11pt" fo:language="eu" fo:country="ES" fo:font-weight="bold" officeooo:rsid="0034f067" officeooo:paragraph-rsid="00424281" style:font-name-asian="Times New Roman" style:font-size-asian="11pt" style:language-asian="zxx" style:country-asian="none" style:font-weight-asian="normal" style:font-name-complex="Times New Roman" style:font-size-complex="11pt" style:font-weight-complex="bold"/>
    </style:style>
    <style:style style:name="P39" style:family="paragraph" style:parent-style-name="gramatica">
      <style:paragraph-properties style:writing-mode="lr-tb"/>
      <style:text-properties style:font-name="Liberation Mono" fo:font-size="11pt" fo:language="eu" fo:country="ES" fo:font-weight="normal" officeooo:rsid="002df73c" officeooo:paragraph-rsid="003cecdd" style:font-name-asian="Times New Roman" style:font-size-asian="11pt" style:language-asian="zxx" style:country-asian="none" style:font-weight-asian="normal" style:font-name-complex="Times New Roman" style:font-size-complex="11pt" style:font-weight-complex="normal"/>
    </style:style>
    <style:style style:name="P40" style:family="paragraph" style:parent-style-name="gramatica">
      <style:paragraph-properties style:writing-mode="lr-tb"/>
      <style:text-properties style:font-name="Liberation Mono" fo:font-size="11pt" fo:language="eu" fo:country="ES" fo:font-weight="normal" officeooo:rsid="002df73c" officeooo:paragraph-rsid="003f1aff" style:font-name-asian="Times New Roman" style:font-size-asian="11pt" style:language-asian="zxx" style:country-asian="none" style:font-weight-asian="normal" style:font-name-complex="Times New Roman" style:font-size-complex="11pt" style:font-weight-complex="normal"/>
    </style:style>
    <style:style style:name="P41" style:family="paragraph" style:parent-style-name="gramatica">
      <style:paragraph-properties style:writing-mode="lr-tb"/>
      <style:text-properties style:font-name="Liberation Mono" fo:font-size="11pt" fo:language="eu" fo:country="ES" fo:font-weight="normal" officeooo:rsid="001d6756" officeooo:paragraph-rsid="003cecdd" style:font-name-asian="Times New Roman" style:font-size-asian="11pt" style:language-asian="zxx" style:country-asian="none" style:font-weight-asian="normal" style:font-name-complex="Times New Roman" style:font-size-complex="11pt" style:font-weight-complex="normal"/>
    </style:style>
    <style:style style:name="P42" style:family="paragraph" style:parent-style-name="gramatica">
      <style:paragraph-properties style:writing-mode="lr-tb"/>
      <style:text-properties style:font-name="Liberation Mono" fo:font-size="11pt" fo:language="eu" fo:country="ES" fo:font-weight="normal" officeooo:rsid="0034f067" officeooo:paragraph-rsid="0034f067" style:font-size-asian="11pt" style:font-weight-asian="normal" style:font-name-complex="Times New Roman" style:font-size-complex="11pt" style:font-weight-complex="normal"/>
    </style:style>
    <style:style style:name="P43" style:family="paragraph" style:parent-style-name="gramatica">
      <style:paragraph-properties fo:margin-left="1.27cm" fo:margin-right="0cm" fo:text-indent="0cm" style:auto-text-indent="false" style:writing-mode="lr-tb"/>
      <style:text-properties style:font-name="Liberation Mono" fo:font-size="11pt" fo:language="eu" fo:country="ES" fo:font-weight="normal" officeooo:rsid="0034f067" officeooo:paragraph-rsid="0034f067" style:font-size-asian="11pt" style:font-weight-asian="normal" style:font-name-complex="Times New Roman" style:font-size-complex="11pt" style:font-weight-complex="normal"/>
    </style:style>
    <style:style style:name="P44" style:family="paragraph" style:parent-style-name="gramatica">
      <style:paragraph-properties style:writing-mode="lr-tb"/>
      <style:text-properties style:font-name="Liberation Mono" fo:font-size="11pt" fo:language="eu" fo:country="ES" fo:font-weight="normal" officeooo:rsid="00412ef8" officeooo:paragraph-rsid="00412ef8" style:font-size-asian="11pt" style:font-weight-asian="normal" style:font-name-complex="Times New Roman" style:font-size-complex="11pt" style:font-weight-complex="normal"/>
    </style:style>
    <style:style style:name="P45" style:family="paragraph" style:parent-style-name="gramatica">
      <style:text-properties fo:color="#000000" loext:opacity="100%" style:font-name="Liberation Serif" fo:font-size="12pt" fo:language="es" fo:country="ES" officeooo:rsid="000a48ea" officeooo:paragraph-rsid="003cecdd" style:font-size-asian="12pt" style:font-size-complex="12pt"/>
    </style:style>
    <style:style style:name="P46" style:family="paragraph" style:parent-style-name="gramatica">
      <style:paragraph-properties fo:margin-top="0.199cm" fo:margin-bottom="0cm" style:contextual-spacing="false" fo:text-align="justify" style:justify-single-word="false"/>
      <style:text-properties fo:color="#000000" loext:opacity="100%" style:font-name="Liberation Serif" fo:font-size="12pt" fo:language="es" fo:country="ES" fo:font-weight="bold" officeooo:rsid="00077588" officeooo:paragraph-rsid="002f837e" fo:background-color="transparent" style:font-size-asian="12pt" style:font-weight-asian="bold" style:font-size-complex="12pt" style:font-weight-complex="bold"/>
    </style:style>
    <style:style style:name="P47" style:family="paragraph" style:parent-style-name="gramatica">
      <style:paragraph-properties fo:margin-top="0.199cm" fo:margin-bottom="0cm" style:contextual-spacing="false" fo:text-align="justify" style:justify-single-word="false"/>
      <style:text-properties fo:color="#000000" loext:opacity="100%" style:font-name="Liberation Serif" fo:font-size="12pt" fo:language="es" fo:country="ES" fo:font-weight="bold" officeooo:rsid="002f837e" officeooo:paragraph-rsid="002f837e" fo:background-color="transparent" style:font-size-asian="12pt" style:font-weight-asian="bold" style:font-size-complex="12pt" style:font-weight-complex="bold"/>
    </style:style>
    <style:style style:name="P48" style:family="paragraph" style:parent-style-name="gramatica">
      <style:paragraph-properties fo:margin-top="0.199cm" fo:margin-bottom="0cm" style:contextual-spacing="false" fo:text-align="justify" style:justify-single-word="false"/>
      <style:text-properties fo:color="#000000" loext:opacity="100%" style:font-name="Liberation Mono" fo:font-size="12pt" fo:language="es" fo:country="ES" fo:font-weight="bold" officeooo:rsid="00077588" officeooo:paragraph-rsid="003cecdd" style:font-size-asian="12pt" style:font-weight-asian="bold" style:font-size-complex="12pt" style:font-weight-complex="bold"/>
    </style:style>
    <style:style style:name="P49" style:family="paragraph" style:parent-style-name="gramatica">
      <style:paragraph-properties fo:margin-left="0cm" fo:margin-right="0cm" fo:margin-top="0.245cm" fo:margin-bottom="0cm" style:contextual-spacing="false" fo:text-align="justify" style:justify-single-word="false" fo:text-indent="0cm" style:auto-text-indent="false" style:writing-mode="lr-tb">
        <style:tab-stops>
          <style:tab-stop style:position="-0.953cm"/>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loext:opacity="100%" style:text-outline="false" style:text-line-through-style="none" style:text-line-through-type="none" style:font-name="Liberation Serif" fo:font-size="11pt" fo:language="eu" fo:country="ES" fo:font-style="italic" fo:text-shadow="none" style:text-underline-style="none" fo:font-weight="normal" officeooo:rsid="002e9253" officeooo:paragraph-rsid="002f837e" fo:background-color="transparent" style:font-name-asian="Times New Roman" style:font-size-asian="11pt" style:language-asian="zxx" style:country-asian="none" style:font-style-asian="italic" style:font-weight-asian="normal" style:font-name-complex="Times New Roman" style:font-size-complex="11pt" style:font-style-complex="italic" style:font-weight-complex="normal" style:text-emphasize="none" style:text-overline-style="none" style:text-overline-color="font-color"/>
    </style:style>
    <style:style style:name="P50" style:family="paragraph" style:parent-style-name="gramatica">
      <style:paragraph-properties fo:margin-left="0cm" fo:margin-right="0.035cm" fo:text-indent="0cm" style:auto-text-indent="false" style:writing-mode="lr-tb"/>
      <style:text-properties fo:color="#0000ff" loext:opacity="100%" style:font-name="Liberation Serif" fo:font-size="11pt" fo:language="es" fo:country="ES" fo:font-weight="normal" officeooo:rsid="001e8901" officeooo:paragraph-rsid="003cecdd" style:font-size-asian="11pt" style:font-weight-asian="normal" style:font-size-complex="11pt" style:font-weight-complex="normal"/>
    </style:style>
    <style:style style:name="P51" style:family="paragraph" style:parent-style-name="gramatica">
      <style:paragraph-properties fo:margin-left="0cm" fo:margin-right="0.035cm" fo:text-indent="0cm" style:auto-text-indent="false" style:writing-mode="lr-tb"/>
      <style:text-properties fo:color="#0000ff" loext:opacity="100%" style:font-name="Liberation Serif" fo:font-size="11pt" fo:language="es" fo:country="ES" fo:font-weight="normal" officeooo:rsid="001e8901" officeooo:paragraph-rsid="003f1aff" style:font-size-asian="11pt" style:font-weight-asian="normal" style:font-size-complex="11pt" style:font-weight-complex="normal"/>
    </style:style>
    <style:style style:name="P52" style:family="paragraph" style:parent-style-name="gramatica">
      <style:paragraph-properties fo:margin-left="0cm" fo:margin-right="0.035cm" fo:text-indent="0cm" style:auto-text-indent="false" style:writing-mode="lr-tb">
        <style:tab-stops>
          <style:tab-stop style:position="0.508cm"/>
          <style:tab-stop style:position="2.117cm"/>
          <style:tab-stop style:position="2.858cm"/>
          <style:tab-stop style:position="3.845cm"/>
          <style:tab-stop style:position="4.833cm"/>
          <style:tab-stop style:position="5.821cm"/>
          <style:tab-stop style:position="7.303cm"/>
          <style:tab-stop style:position="16.191cm"/>
        </style:tab-stops>
      </style:paragraph-properties>
      <style:text-properties style:font-name="Liberation Serif" fo:font-size="11pt" fo:language="eu" fo:country="ES" officeooo:rsid="002bccd7" officeooo:paragraph-rsid="003cecdd" style:font-size-asian="11pt" style:font-size-complex="11pt"/>
    </style:style>
    <style:style style:name="P53" style:family="paragraph" style:parent-style-name="gramatica">
      <style:paragraph-properties fo:margin-left="0cm" fo:margin-right="0.035cm" fo:text-indent="0cm" style:auto-text-indent="false" style:writing-mode="lr-tb">
        <style:tab-stops>
          <style:tab-stop style:position="0.508cm"/>
          <style:tab-stop style:position="2.117cm"/>
          <style:tab-stop style:position="2.858cm"/>
          <style:tab-stop style:position="3.845cm"/>
          <style:tab-stop style:position="4.833cm"/>
          <style:tab-stop style:position="5.821cm"/>
          <style:tab-stop style:position="7.303cm"/>
          <style:tab-stop style:position="16.191cm"/>
        </style:tab-stops>
      </style:paragraph-properties>
      <style:text-properties style:font-name="Liberation Serif" fo:font-size="11pt" fo:language="eu" fo:country="ES" officeooo:rsid="002bccd7" officeooo:paragraph-rsid="003f1aff" style:font-size-asian="11pt" style:font-size-complex="11pt"/>
    </style:style>
    <style:style style:name="P54" style:family="paragraph" style:parent-style-name="gramatica">
      <style:paragraph-properties style:writing-mode="lr-tb"/>
      <style:text-properties style:font-name="Liberation Mono" fo:font-size="11pt" fo:language="eu" fo:country="ES" fo:font-weight="normal" officeooo:rsid="001b2eb1" officeooo:paragraph-rsid="0034f067" style:font-size-asian="11pt" style:font-weight-asian="normal" style:font-name-complex="Times New Roman" style:font-size-complex="11pt" style:font-weight-complex="normal"/>
    </style:style>
    <style:style style:name="P55" style:family="paragraph" style:parent-style-name="gramatica">
      <style:paragraph-properties style:writing-mode="lr-tb"/>
      <style:text-properties fo:color="#ce181e" loext:opacity="100%" style:font-name="Liberation Serif" fo:font-size="11pt" fo:language="es" fo:country="ES" fo:font-weight="normal" officeooo:rsid="00368bbe" officeooo:paragraph-rsid="003f1aff" fo:background-color="transparent" style:font-name-asian="Times New Roman" style:font-size-asian="11pt" style:language-asian="zxx" style:country-asian="none" style:font-weight-asian="normal" style:font-name-complex="Times New Roman" style:font-size-complex="11pt" style:font-weight-complex="normal"/>
    </style:style>
    <style:style style:name="P56" style:family="paragraph" style:parent-style-name="gramatica">
      <style:paragraph-properties style:writing-mode="lr-tb">
        <style:tab-stops>
          <style:tab-stop style:position="1.87cm"/>
          <style:tab-stop style:position="2.117cm"/>
          <style:tab-stop style:position="2.858cm"/>
          <style:tab-stop style:position="3.845cm"/>
          <style:tab-stop style:position="4.833cm"/>
          <style:tab-stop style:position="5.821cm"/>
          <style:tab-stop style:position="8.901cm"/>
          <style:tab-stop style:position="16.191cm"/>
        </style:tab-stops>
      </style:paragraph-properties>
      <style:text-properties fo:color="#006600" loext:opacity="100%" style:font-name="Liberation Mono" fo:font-size="13pt" fo:language="eu" fo:country="ES" fo:font-weight="bold" officeooo:rsid="0034f067" officeooo:paragraph-rsid="0034f067" style:font-size-asian="11pt" style:font-weight-asian="bold" style:font-name-complex="Times New Roman" style:font-size-complex="11pt" style:font-weight-complex="bold"/>
    </style:style>
    <style:style style:name="P57" style:family="paragraph" style:parent-style-name="gramatica">
      <style:paragraph-properties style:writing-mode="lr-tb">
        <style:tab-stops>
          <style:tab-stop style:position="1.87cm"/>
          <style:tab-stop style:position="2.117cm"/>
          <style:tab-stop style:position="2.858cm"/>
          <style:tab-stop style:position="3.845cm"/>
          <style:tab-stop style:position="4.833cm"/>
          <style:tab-stop style:position="5.821cm"/>
          <style:tab-stop style:position="8.901cm"/>
          <style:tab-stop style:position="16.191cm"/>
        </style:tab-stops>
      </style:paragraph-properties>
      <style:text-properties fo:color="#006600" loext:opacity="100%" style:font-name="Liberation Mono" fo:font-size="13pt" fo:language="eu" fo:country="ES" fo:font-weight="bold" officeooo:rsid="0034f067" officeooo:paragraph-rsid="00424281" style:font-size-asian="11pt" style:font-weight-asian="bold" style:font-name-complex="Times New Roman" style:font-size-complex="11pt" style:font-weight-complex="bold"/>
    </style:style>
    <style:style style:name="T1" style:family="text">
      <style:text-properties officeooo:rsid="001b2eb1"/>
    </style:style>
    <style:style style:name="T2" style:family="text">
      <style:text-properties fo:font-weight="bold" style:font-weight-complex="bold"/>
    </style:style>
    <style:style style:name="T3" style:family="text">
      <style:text-properties fo:font-weight="bold" officeooo:rsid="003f0bb9" style:font-weight-complex="bold"/>
    </style:style>
    <style:style style:name="T4" style:family="text">
      <style:text-properties fo:font-weight="bold" officeooo:rsid="003cecdd" style:font-weight-complex="bold"/>
    </style:style>
    <style:style style:name="T5" style:family="text">
      <style:text-properties fo:font-weight="bold" officeooo:rsid="001b2eb1" style:font-name-asian="Times New Roman" style:language-asian="zxx" style:country-asian="none" style:font-weight-asian="bold" style:font-weight-complex="bold"/>
    </style:style>
    <style:style style:name="T6" style:family="text">
      <style:text-properties fo:font-weight="bold" officeooo:rsid="00308a8b" style:font-name-asian="Times New Roman" style:language-asian="zxx" style:country-asian="none" style:font-weight-complex="bold"/>
    </style:style>
    <style:style style:name="T7" style:family="text">
      <style:text-properties fo:font-weight="bold" style:font-weight-asian="bold" style:font-weight-complex="bold"/>
    </style:style>
    <style:style style:name="T8" style:family="text">
      <style:text-properties fo:font-weight="bold" officeooo:rsid="0049d678" style:font-weight-asian="bold" style:font-weight-complex="bold"/>
    </style:style>
    <style:style style:name="T9" style:family="text">
      <style:text-properties fo:font-weight="bold" officeooo:rsid="001b2eb1" style:font-weight-asian="bold" style:font-weight-complex="bold"/>
    </style:style>
    <style:style style:name="T10" style:family="text">
      <style:text-properties fo:font-weight="bold" officeooo:rsid="002bccd7" style:font-weight-asian="bold" style:font-weight-complex="bold"/>
    </style:style>
    <style:style style:name="T11" style:family="text">
      <style:text-properties fo:font-weight="bold" officeooo:rsid="003f0bb9" style:font-weight-asian="bold" style:font-weight-complex="bold"/>
    </style:style>
    <style:style style:name="T12" style:family="text">
      <style:text-properties fo:font-weight="bold" officeooo:rsid="004296ed" style:font-weight-asian="bold" style:font-weight-complex="bold"/>
    </style:style>
    <style:style style:name="T13" style:family="text">
      <style:text-properties fo:font-weight="bold" officeooo:rsid="001b2eb1" style:font-weight-asian="bold" style:font-name-complex="Times New Roman Greek" style:font-weight-complex="bold"/>
    </style:style>
    <style:style style:name="T14" style:family="text">
      <style:text-properties fo:font-weight="bold" style:font-name-complex="Times New Roman" style:font-weight-complex="bold"/>
    </style:style>
    <style:style style:name="T15" style:family="text">
      <style:text-properties fo:font-weight="bold" officeooo:rsid="003f0bb9" style:font-name-complex="Times New Roman" style:font-weight-complex="bold"/>
    </style:style>
    <style:style style:name="T16" style:family="text">
      <style:text-properties fo:font-weight="bold" officeooo:rsid="001b2eb1" style:font-weight-asian="normal" style:font-weight-complex="bold"/>
    </style:style>
    <style:style style:name="T17" style:family="text">
      <style:text-properties style:font-name-asian="Times New Roman" style:language-asian="zxx" style:country-asian="none"/>
    </style:style>
    <style:style style:name="T18" style:family="text">
      <style:text-properties style:font-name-asian="Times New Roman" style:font-name-complex="Times New Roman"/>
    </style:style>
    <style:style style:name="T19" style:family="text">
      <style:text-properties fo:font-weight="normal" officeooo:rsid="0049d678" style:font-weight-asian="normal" style:font-weight-complex="normal"/>
    </style:style>
    <style:style style:name="T20" style:family="text">
      <style:text-properties fo:font-weight="normal" officeooo:rsid="00214e9d" style:font-weight-asian="normal" style:font-weight-complex="normal"/>
    </style:style>
    <style:style style:name="T21" style:family="text">
      <style:text-properties fo:font-weight="normal" officeooo:rsid="001b2eb1" style:font-weight-asian="normal" style:font-weight-complex="normal"/>
    </style:style>
    <style:style style:name="T22" style:family="text">
      <style:text-properties fo:font-weight="normal" officeooo:rsid="00423ad7" style:font-weight-asian="normal" style:font-weight-complex="normal"/>
    </style:style>
    <style:style style:name="T23" style:family="text">
      <style:text-properties fo:font-weight="normal" officeooo:rsid="001b2eb1" style:font-name-asian="Times New Roman" style:language-asian="zxx" style:country-asian="none" style:font-weight-asian="normal" style:font-weight-complex="normal"/>
    </style:style>
    <style:style style:name="T24" style:family="text">
      <style:text-properties fo:font-weight="normal" officeooo:rsid="00308a8b" style:font-name-asian="Times New Roman" style:language-asian="zxx" style:country-asian="none" style:font-weight-asian="normal" style:font-weight-complex="normal"/>
    </style:style>
    <style:style style:name="T25" style:family="text">
      <style:text-properties fo:font-weight="normal" officeooo:rsid="00308a8b" style:font-name-asian="Times New Roman" style:language-asian="zxx" style:country-asian="none" style:font-weight-asian="normal" style:font-name-complex="Times New Roman" style:font-weight-complex="normal"/>
    </style:style>
    <style:style style:name="T26" style:family="text">
      <style:text-properties style:font-name-complex="Times New Roman Greek"/>
    </style:style>
    <style:style style:name="T27" style:family="text">
      <style:text-properties officeooo:rsid="001b2eb1" style:font-name-complex="Times New Roman Greek"/>
    </style:style>
    <style:style style:name="T28" style:family="text">
      <style:text-properties style:font-name-complex="Times New Roman"/>
    </style:style>
    <style:style style:name="T29" style:family="text">
      <style:text-properties officeooo:rsid="002df73c" style:font-name-complex="Times New Roman"/>
    </style:style>
    <style:style style:name="T30" style:family="text">
      <style:text-properties fo:font-style="normal" fo:font-weight="bold" style:font-style-asian="normal" style:font-style-complex="normal" style:font-weight-complex="bold"/>
    </style:style>
    <style:style style:name="T31" style:family="text">
      <style:text-properties fo:font-style="normal" fo:font-weight="bold" officeooo:rsid="001b2eb1" style:font-style-asian="normal" style:font-style-complex="normal" style:font-weight-complex="bold"/>
    </style:style>
    <style:style style:name="T32" style:family="text">
      <style:text-properties fo:font-style="normal" style:font-style-asian="normal" style:font-style-complex="normal"/>
    </style:style>
    <style:style style:name="T33" style:family="text">
      <style:text-properties fo:font-style="normal" officeooo:rsid="00270682" style:font-style-asian="normal" style:font-style-complex="normal"/>
    </style:style>
    <style:style style:name="T34" style:family="text">
      <style:text-properties fo:font-style="normal" officeooo:rsid="002f837e" style:font-style-asian="normal" style:font-style-complex="normal"/>
    </style:style>
    <style:style style:name="T35" style:family="text">
      <style:text-properties fo:font-style="normal" officeooo:rsid="003b5194" style:font-style-asian="normal" style:font-style-complex="normal"/>
    </style:style>
    <style:style style:name="T36" style:family="text">
      <style:text-properties fo:color="#0000ff" loext:opacity="100%" fo:language="es" fo:country="ES" fo:font-weight="normal" style:font-weight-asian="normal" style:font-weight-complex="normal"/>
    </style:style>
    <style:style style:name="T37" style:family="text">
      <style:text-properties fo:color="#0000ff" loext:opacity="100%" fo:language="es" fo:country="ES" fo:font-weight="normal" officeooo:rsid="0005a323" style:font-weight-asian="normal" style:font-weight-complex="normal"/>
    </style:style>
    <style:style style:name="T38" style:family="text">
      <style:text-properties fo:color="#0000ff" loext:opacity="100%" fo:language="es" fo:country="ES" fo:font-weight="normal" officeooo:rsid="0006ac55" style:font-weight-asian="normal" style:font-weight-complex="normal"/>
    </style:style>
    <style:style style:name="T39" style:family="text">
      <style:text-properties fo:color="#0000ff" loext:opacity="100%" fo:language="es" fo:country="ES" fo:font-weight="normal" officeooo:rsid="000a48ea" style:font-weight-asian="normal" style:font-weight-complex="normal"/>
    </style:style>
    <style:style style:name="T40" style:family="text">
      <style:text-properties fo:color="#0000ff" loext:opacity="100%" fo:language="es" fo:country="ES" fo:font-weight="normal" officeooo:rsid="002e9253" style:font-weight-asian="normal" style:font-weight-complex="normal"/>
    </style:style>
    <style:style style:name="T41" style:family="text">
      <style:text-properties fo:color="#0000ff" loext:opacity="100%" fo:language="es" fo:country="ES" fo:font-weight="normal" officeooo:rsid="003cecdd" style:font-weight-asian="normal" style:font-weight-complex="normal"/>
    </style:style>
    <style:style style:name="T42" style:family="text">
      <style:text-properties fo:color="#0000ff" loext:opacity="100%" style:font-name="Liberation Serif" fo:language="es" fo:country="ES" fo:font-weight="normal" style:font-weight-asian="normal" style:font-weight-complex="normal"/>
    </style:style>
    <style:style style:name="T43" style:family="text">
      <style:text-properties fo:color="#0000ff" loext:opacity="100%" style:font-name="Liberation Serif" fo:language="es" fo:country="ES" fo:font-weight="normal" officeooo:rsid="0005a323" style:font-weight-asian="normal" style:font-weight-complex="normal"/>
    </style:style>
    <style:style style:name="T44" style:family="text">
      <style:text-properties fo:color="#0000ff" loext:opacity="100%" style:font-name="Liberation Serif" fo:language="es" fo:country="ES" fo:font-weight="normal" officeooo:rsid="000a48ea" style:font-weight-asian="normal" style:font-weight-complex="normal"/>
    </style:style>
    <style:style style:name="T45" style:family="text">
      <style:text-properties fo:color="#0000ff" loext:opacity="100%" style:font-name="Liberation Serif" fo:language="es" fo:country="ES" fo:font-weight="normal" officeooo:rsid="0006ac55" style:font-weight-asian="normal" style:font-weight-complex="normal"/>
    </style:style>
    <style:style style:name="T46" style:family="text">
      <style:text-properties fo:color="#0000ff" loext:opacity="100%" style:font-name="Liberation Serif" fo:language="es" fo:country="ES" fo:font-weight="normal" officeooo:rsid="001e8901" style:font-weight-asian="normal" style:font-weight-complex="normal"/>
    </style:style>
    <style:style style:name="T47" style:family="text">
      <style:text-properties fo:color="#0000ff" loext:opacity="100%" style:font-name="Liberation Serif" fo:language="es" fo:country="ES" fo:font-weight="normal" officeooo:rsid="002e9253" style:font-weight-asian="normal" style:font-weight-complex="normal"/>
    </style:style>
    <style:style style:name="T48" style:family="text">
      <style:text-properties fo:color="#0000ff" loext:opacity="100%" style:font-name="Liberation Serif" fo:language="es" fo:country="ES" fo:font-weight="normal" officeooo:rsid="002bccd7" style:font-weight-asian="normal" style:font-weight-complex="normal"/>
    </style:style>
    <style:style style:name="T49" style:family="text">
      <style:text-properties fo:color="#0000ff" loext:opacity="100%" style:font-name="Liberation Serif" fo:language="es" fo:country="ES" fo:font-weight="normal" officeooo:rsid="0028d66a" style:font-weight-asian="normal" style:font-weight-complex="normal"/>
    </style:style>
    <style:style style:name="T50" style:family="text">
      <style:text-properties fo:color="#0000ff" loext:opacity="100%" style:font-name="Liberation Serif" fo:language="es" fo:country="ES" fo:font-weight="normal" officeooo:rsid="003cecdd" style:font-weight-asian="normal" style:font-weight-complex="normal"/>
    </style:style>
    <style:style style:name="T51" style:family="text">
      <style:text-properties fo:color="#0000ff" loext:opacity="100%" style:font-name="Liberation Serif" fo:language="es" fo:country="ES" fo:font-weight="normal" officeooo:rsid="002bccd7" style:font-weight-asian="normal" style:font-name-complex="Times New Roman" style:font-weight-complex="normal"/>
    </style:style>
    <style:style style:name="T52" style:family="text">
      <style:text-properties fo:color="#0000ff" loext:opacity="100%" style:font-name="Liberation Serif" fo:language="es" fo:country="ES" fo:font-weight="normal" officeooo:rsid="002e9253" style:font-weight-asian="normal" style:font-name-complex="Times New Roman" style:font-weight-complex="normal"/>
    </style:style>
    <style:style style:name="T53" style:family="text">
      <style:text-properties fo:color="#0000ff" loext:opacity="100%" style:font-name="Liberation Serif" fo:language="es" fo:country="ES" fo:font-weight="normal" officeooo:rsid="003cecdd" style:font-weight-asian="normal" style:font-name-complex="Times New Roman" style:font-weight-complex="normal"/>
    </style:style>
    <style:style style:name="T54" style:family="text">
      <style:text-properties fo:color="#0000ff" loext:opacity="100%" style:font-name="Liberation Serif" fo:language="es" fo:country="ES" fo:font-weight="normal" fo:background-color="transparent" loext:char-shading-value="0" style:font-name-asian="Times New Roman" style:language-asian="zxx" style:country-asian="none" style:font-weight-asian="normal" style:font-weight-complex="normal"/>
    </style:style>
    <style:style style:name="T55" style:family="text">
      <style:text-properties fo:color="#0000ff" loext:opacity="100%" style:font-name="Liberation Serif" fo:language="es" fo:country="ES" fo:font-weight="normal" officeooo:rsid="000a48ea" fo:background-color="transparent" loext:char-shading-value="0" style:font-name-asian="Times New Roman" style:language-asian="zxx" style:country-asian="none" style:font-weight-asian="normal" style:font-weight-complex="normal"/>
    </style:style>
    <style:style style:name="T56" style:family="text">
      <style:text-properties fo:color="#0000ff" loext:opacity="100%" style:font-name="Liberation Serif" fo:language="es" fo:country="ES" fo:font-weight="normal" officeooo:rsid="002bccd7" fo:background-color="transparent" loext:char-shading-value="0" style:font-name-asian="Times New Roman" style:language-asian="zxx" style:country-asian="none" style:font-weight-asian="normal" style:font-weight-complex="normal"/>
    </style:style>
    <style:style style:name="T57" style:family="text">
      <style:text-properties fo:color="#0000ff" loext:opacity="100%" style:font-name="Liberation Serif" fo:language="es" fo:country="ES" fo:font-weight="normal" officeooo:rsid="0028d66a" fo:background-color="transparent" loext:char-shading-value="0" style:font-name-asian="Times New Roman" style:language-asian="zxx" style:country-asian="none" style:font-weight-asian="normal" style:font-weight-complex="normal"/>
    </style:style>
    <style:style style:name="T58" style:family="text">
      <style:text-properties fo:color="#0000ff" loext:opacity="100%" style:font-name="Liberation Serif" fo:language="es" fo:country="ES" fo:font-weight="normal" officeooo:rsid="00308a8b" style:font-name-asian="Times New Roman" style:language-asian="zxx" style:country-asian="none" style:font-weight-asian="normal" style:font-name-complex="Times New Roman" style:font-weight-complex="normal"/>
    </style:style>
    <style:style style:name="T59" style:family="text">
      <style:text-properties fo:color="#0000ff" loext:opacity="100%" style:font-name="Liberation Serif" fo:language="es" fo:country="ES" fo:font-weight="normal" officeooo:rsid="0042ddb5" style:font-name-asian="Times New Roman" style:language-asian="zxx" style:country-asian="none" style:font-weight-asian="normal" style:font-name-complex="Times New Roman" style:font-weight-complex="normal"/>
    </style:style>
    <style:style style:name="T60" style:family="text">
      <style:text-properties fo:color="#0000ff" loext:opacity="100%" style:font-name="Liberation Serif" fo:language="es" fo:country="ES" fo:font-weight="normal" officeooo:rsid="001e8901" style:font-name-asian="Times New Roman" style:language-asian="zxx" style:country-asian="none" style:font-weight-asian="normal" style:font-name-complex="Times New Roman" style:font-weight-complex="normal"/>
    </style:style>
    <style:style style:name="T61" style:family="text">
      <style:text-properties fo:color="#0000ff" loext:opacity="100%" style:font-name="Liberation Serif" fo:language="es" fo:country="ES" fo:font-weight="normal" officeooo:rsid="00308a8b" style:font-name-asian="Times New Roman" style:language-asian="zxx" style:country-asian="none" style:font-weight-asian="normal" style:font-weight-complex="normal"/>
    </style:style>
    <style:style style:name="T62" style:family="text">
      <style:text-properties fo:color="#0000ff" loext:opacity="100%" style:font-name="Liberation Serif" fo:language="es" fo:country="ES" fo:font-weight="normal" officeooo:rsid="0042ddb5" style:font-name-asian="Times New Roman" style:language-asian="zxx" style:country-asian="none" style:font-weight-asian="normal" style:font-weight-complex="normal"/>
    </style:style>
    <style:style style:name="T63" style:family="text">
      <style:text-properties fo:color="#0000ff" loext:opacity="100%" style:font-name="Liberation Serif" fo:language="es" fo:country="ES" fo:font-weight="normal" officeooo:rsid="001e8901" style:font-name-asian="Times New Roman" style:language-asian="zxx" style:country-asian="none" style:font-weight-asian="normal" style:font-weight-complex="normal"/>
    </style:style>
    <style:style style:name="T64" style:family="text">
      <style:text-properties fo:color="#0000ff" loext:opacity="100%" style:font-name="Liberation Serif" fo:language="es" fo:country="ES" fo:font-style="normal" fo:font-weight="normal" officeooo:rsid="002bccd7" style:font-style-asian="normal" style:font-weight-asian="normal" style:font-style-complex="normal" style:font-weight-complex="normal"/>
    </style:style>
    <style:style style:name="T65" style:family="text">
      <style:text-properties fo:color="#0000ff" loext:opacity="100%" style:font-name="Liberation Serif" fo:language="es" fo:country="ES" fo:font-style="normal" fo:font-weight="normal" officeooo:rsid="002e9253" style:font-style-asian="normal" style:font-weight-asian="normal" style:font-style-complex="normal" style:font-weight-complex="normal"/>
    </style:style>
    <style:style style:name="T66" style:family="text">
      <style:text-properties fo:color="#0000ff" loext:opacity="100%" style:font-name="Liberation Serif" fo:language="es" fo:country="ES" fo:font-style="normal" fo:font-weight="normal" officeooo:rsid="003cecdd" style:font-style-asian="normal" style:font-weight-asian="normal" style:font-style-complex="normal" style:font-weight-complex="normal"/>
    </style:style>
    <style:style style:name="T67" style:family="text">
      <style:text-properties fo:color="#0000ff" loext:opacity="100%" style:font-name="Liberation Serif" fo:language="es" fo:country="ES" fo:font-style="normal" fo:font-weight="bold" officeooo:rsid="002bccd7" style:font-style-asian="normal" style:font-weight-asian="normal" style:font-style-complex="normal" style:font-weight-complex="bold"/>
    </style:style>
    <style:style style:name="T68" style:family="text">
      <style:text-properties fo:color="#0000ff" loext:opacity="100%" style:font-name="Liberation Serif" fo:language="es" fo:country="ES" fo:font-weight="bold" officeooo:rsid="001e8901" style:font-weight-asian="bold" style:font-weight-complex="bold"/>
    </style:style>
    <style:style style:name="T69" style:family="text">
      <style:text-properties fo:color="#0000ff" loext:opacity="100%" style:text-position="sub 58%" fo:language="es" fo:country="ES" fo:font-weight="normal" officeooo:rsid="002e9253" style:font-weight-asian="normal" style:font-weight-complex="normal"/>
    </style:style>
    <style:style style:name="T70" style:family="text">
      <style:text-properties fo:color="#0000ff" loext:opacity="100%" style:text-position="sub 58%" style:font-name="Liberation Serif" fo:language="es" fo:country="ES" fo:font-weight="normal" officeooo:rsid="0042ddb5" style:font-name-asian="Times New Roman" style:language-asian="zxx" style:country-asian="none" style:font-weight-asian="normal" style:font-name-complex="Times New Roman" style:font-weight-complex="normal"/>
    </style:style>
    <style:style style:name="T71" style:family="text">
      <style:text-properties fo:color="#0000ff" loext:opacity="100%" style:text-position="sub 58%" style:font-name="Liberation Serif" fo:language="es" fo:country="ES" fo:font-weight="normal" officeooo:rsid="0042ddb5" style:font-name-asian="Times New Roman" style:language-asian="zxx" style:country-asian="none" style:font-weight-asian="normal" style:font-weight-complex="normal"/>
    </style:style>
    <style:style style:name="T72" style:family="text">
      <style:text-properties fo:color="#0000ff" loext:opacity="100%" style:font-name="Liberation Mono1" fo:language="es" fo:country="ES" fo:font-weight="bold" officeooo:rsid="002bccd7" style:font-weight-asian="normal" style:font-weight-complex="bold"/>
    </style:style>
    <style:style style:name="T73" style:family="text">
      <style:text-properties fo:font-style="italic" style:font-name-asian="Arial" style:font-style-asian="italic" style:font-name-complex="Arial" style:font-style-complex="italic"/>
    </style:style>
    <style:style style:name="T74" style:family="text">
      <style:text-properties fo:font-style="italic" officeooo:rsid="0005a323" style:font-name-asian="Arial" style:font-style-asian="italic" style:font-name-complex="Arial" style:font-style-complex="italic"/>
    </style:style>
    <style:style style:name="T75" style:family="text">
      <style:text-properties fo:font-style="italic" style:font-style-asian="italic" style:font-style-complex="italic"/>
    </style:style>
    <style:style style:name="T76" style:family="text">
      <style:text-properties officeooo:rsid="0005a323"/>
    </style:style>
    <style:style style:name="T77" style:family="text">
      <style:text-properties fo:color="#ce181e" loext:opacity="100%"/>
    </style:style>
    <style:style style:name="T78" style:family="text">
      <style:text-properties fo:color="#ce181e" loext:opacity="100%" style:font-name="Liberation Serif" fo:language="es" fo:country="ES" fo:font-weight="normal" officeooo:rsid="0034f067" style:font-weight-asian="normal" style:font-weight-complex="normal"/>
    </style:style>
    <style:style style:name="T79" style:family="text">
      <style:text-properties fo:color="#ce181e" loext:opacity="100%" style:font-name="Liberation Serif" fo:language="es" fo:country="ES" fo:font-weight="normal" officeooo:rsid="00368bbe" style:font-weight-asian="normal" style:font-weight-complex="normal"/>
    </style:style>
    <style:style style:name="T80" style:family="text">
      <style:text-properties fo:color="#ce181e" loext:opacity="100%" style:font-name="Liberation Serif" fo:language="es" fo:country="ES" fo:font-weight="normal" officeooo:rsid="003f1aff" style:font-weight-asian="normal" style:font-weight-complex="normal"/>
    </style:style>
    <style:style style:name="T81" style:family="text">
      <style:text-properties fo:color="#ce181e" loext:opacity="100%" style:font-name="Liberation Serif" fo:language="es" fo:country="ES" fo:font-weight="normal" officeooo:rsid="001e8901" style:font-weight-asian="normal" style:font-name-complex="Times New Roman Greek" style:font-weight-complex="normal"/>
    </style:style>
    <style:style style:name="T82" style:family="text">
      <style:text-properties fo:color="#ce181e" loext:opacity="100%" style:font-name="Liberation Serif" fo:language="es" fo:country="ES" fo:font-weight="normal" officeooo:rsid="0034f067" style:font-weight-asian="normal" style:font-name-complex="Times New Roman Greek" style:font-weight-complex="normal"/>
    </style:style>
    <style:style style:name="T83" style:family="text">
      <style:text-properties fo:color="#ce181e" loext:opacity="100%" style:font-name="Liberation Serif" fo:language="es" fo:country="ES" fo:font-weight="normal" officeooo:rsid="0025a3f3" style:font-weight-asian="normal" style:font-name-complex="Times New Roman Greek" style:font-weight-complex="normal"/>
    </style:style>
    <style:style style:name="T84" style:family="text">
      <style:text-properties fo:color="#ce181e" loext:opacity="100%" style:font-name="Liberation Serif" fo:language="es" fo:country="ES" fo:font-weight="normal" officeooo:rsid="003f1aff" style:font-weight-asian="normal" style:font-name-complex="Times New Roman Greek" style:font-weight-complex="normal"/>
    </style:style>
    <style:style style:name="T85" style:family="text">
      <style:text-properties fo:color="#ce181e" loext:opacity="100%" style:font-name="Liberation Serif" fo:language="es" fo:country="ES" fo:font-weight="normal" officeooo:rsid="00368bbe" fo:background-color="transparent" loext:char-shading-value="0" style:font-name-asian="Times New Roman" style:language-asian="zxx" style:country-asian="none" style:font-weight-asian="normal" style:font-weight-complex="normal"/>
    </style:style>
    <style:style style:name="T86" style:family="text">
      <style:text-properties fo:color="#ce181e" loext:opacity="100%" style:font-name="Liberation Serif" fo:language="es" fo:country="ES" fo:font-weight="normal" officeooo:rsid="003906a5" fo:background-color="transparent" loext:char-shading-value="0" style:font-name-asian="Times New Roman" style:language-asian="zxx" style:country-asian="none" style:font-weight-asian="normal" style:font-weight-complex="normal"/>
    </style:style>
    <style:style style:name="T87" style:family="text">
      <style:text-properties fo:color="#ce181e" loext:opacity="100%" style:font-name="Liberation Serif" fo:language="es" fo:country="ES" fo:font-weight="normal" officeooo:rsid="003f1aff" fo:background-color="transparent" loext:char-shading-value="0" style:font-name-asian="Times New Roman" style:language-asian="zxx" style:country-asian="none" style:font-weight-asian="normal" style:font-weight-complex="normal"/>
    </style:style>
    <style:style style:name="T88" style:family="text">
      <style:text-properties fo:color="#ce181e" loext:opacity="100%" style:font-name="Liberation Serif" fo:language="es" fo:country="ES" fo:font-weight="normal" officeooo:rsid="003f1aff" style:font-name-asian="Times New Roman" style:language-asian="zxx" style:country-asian="none" style:font-weight-asian="normal" style:font-name-complex="Times New Roman" style:font-weight-complex="normal"/>
    </style:style>
    <style:style style:name="T89" style:family="text">
      <style:text-properties fo:color="#ce181e" loext:opacity="100%" style:font-name="Liberation Serif" fo:language="es" fo:country="ES" fo:font-weight="normal" officeooo:rsid="00368bbe" style:font-name-asian="Times New Roman" style:language-asian="zxx" style:country-asian="none" style:font-weight-asian="normal" style:font-name-complex="Times New Roman" style:font-weight-complex="normal"/>
    </style:style>
    <style:style style:name="T90" style:family="text">
      <style:text-properties fo:color="#ce181e" loext:opacity="100%" style:font-name="Liberation Serif" fo:language="es" fo:country="ES" fo:font-weight="normal" officeooo:rsid="0034f067" style:font-name-asian="Times New Roman" style:language-asian="zxx" style:country-asian="none" style:font-weight-asian="normal" style:font-name-complex="Times New Roman" style:font-weight-complex="normal"/>
    </style:style>
    <style:style style:name="T91" style:family="text">
      <style:text-properties fo:color="#ce181e" loext:opacity="100%" style:font-name="Liberation Serif" fo:language="es" fo:country="ES" officeooo:rsid="001e8901"/>
    </style:style>
    <style:style style:name="T92" style:family="text">
      <style:text-properties fo:color="#ce181e" loext:opacity="100%" style:font-name="Liberation Serif" fo:language="es" fo:country="ES" officeooo:rsid="0034f067"/>
    </style:style>
    <style:style style:name="T93" style:family="text">
      <style:text-properties fo:color="#ce181e" loext:opacity="100%" style:font-name="Liberation Serif" fo:language="es" fo:country="ES" officeooo:rsid="003f1aff"/>
    </style:style>
    <style:style style:name="T94" style:family="text">
      <style:text-properties fo:color="#ce181e" loext:opacity="100%" style:font-name="Liberation Serif" fo:language="es" fo:country="ES" fo:font-style="normal" fo:font-weight="normal" officeooo:rsid="0034f067" style:font-style-asian="normal" style:font-weight-asian="normal" style:font-style-complex="normal" style:font-weight-complex="normal"/>
    </style:style>
    <style:style style:name="T95" style:family="text">
      <style:text-properties fo:color="#ce181e" loext:opacity="100%" style:font-name="Liberation Serif" fo:language="es" fo:country="ES" fo:font-style="normal" fo:font-weight="normal" officeooo:rsid="00368bbe" style:font-style-asian="normal" style:font-weight-asian="normal" style:font-style-complex="normal" style:font-weight-complex="normal"/>
    </style:style>
    <style:style style:name="T96" style:family="text">
      <style:text-properties fo:color="#ce181e" loext:opacity="100%" style:font-name="Liberation Serif" fo:language="es" fo:country="ES" fo:font-style="normal" fo:font-weight="normal" officeooo:rsid="003f1aff" style:font-style-asian="normal" style:font-weight-asian="normal" style:font-style-complex="normal" style:font-weight-complex="normal"/>
    </style:style>
    <style:style style:name="T97" style:family="text">
      <style:text-properties fo:color="#ce181e" loext:opacity="100%" style:font-name="Liberation Serif" fo:language="es" fo:country="ES" fo:font-weight="bold" officeooo:rsid="0034f067" fo:background-color="#ffbf00" loext:char-shading-value="0" style:font-name-asian="Times New Roman" style:language-asian="zxx" style:country-asian="none" style:font-weight-asian="bold" style:font-name-complex="Times New Roman" style:font-weight-complex="bold"/>
    </style:style>
    <style:style style:name="T98" style:family="text">
      <style:text-properties fo:color="#ce181e" loext:opacity="100%" style:font-name="Liberation Serif" fo:language="es" fo:country="ES" fo:font-weight="bold" officeooo:rsid="003fb804" fo:background-color="#ffbf00" loext:char-shading-value="0" style:font-name-asian="Times New Roman" style:language-asian="zxx" style:country-asian="none" style:font-weight-asian="bold" style:font-name-complex="Times New Roman" style:font-weight-complex="bold"/>
    </style:style>
    <style:style style:name="T99" style:family="text">
      <style:text-properties fo:color="#ce181e" loext:opacity="100%" style:text-position="sub 58%" style:font-name="Liberation Serif" fo:language="es" fo:country="ES" fo:font-weight="normal" officeooo:rsid="0034f067" style:font-weight-asian="normal" style:font-weight-complex="normal"/>
    </style:style>
    <style:style style:name="T100" style:family="text">
      <style:text-properties fo:color="#ce181e" loext:opacity="100%" style:text-position="sub 58%" style:font-name="Liberation Serif" fo:language="es" fo:country="ES" fo:font-weight="normal" officeooo:rsid="003f1aff" style:font-weight-asian="normal" style:font-name-complex="Times New Roman Greek" style:font-weight-complex="normal"/>
    </style:style>
    <style:style style:name="T101" style:family="text">
      <style:text-properties fo:color="#ce181e" loext:opacity="100%" fo:font-weight="normal" officeooo:rsid="00368bbe" style:font-name-asian="Times New Roman" style:language-asian="zxx" style:country-asian="none" style:font-weight-asian="normal" style:font-weight-complex="normal"/>
    </style:style>
    <style:style style:name="T102" style:family="text">
      <style:text-properties fo:color="#ce181e" loext:opacity="100%" fo:font-weight="normal" officeooo:rsid="00368bbe" style:font-weight-complex="normal"/>
    </style:style>
    <style:style style:name="T103" style:family="text">
      <style:text-properties fo:color="#ce181e" loext:opacity="100%" fo:font-weight="bold" style:font-weight-asian="bold" style:font-weight-complex="bold"/>
    </style:style>
    <style:style style:name="T104" style:family="text">
      <style:text-properties fo:color="#ce181e" loext:opacity="100%" officeooo:rsid="001b2eb1"/>
    </style:style>
    <style:style style:name="T105" style:family="text">
      <style:text-properties fo:color="#ce181e" loext:opacity="100%" officeooo:rsid="003f1aff"/>
    </style:style>
    <style:style style:name="T106" style:family="text">
      <style:text-properties fo:color="#ce181e" loext:opacity="100%" officeooo:rsid="00412ef8"/>
    </style:style>
    <style:style style:name="T107" style:family="text">
      <style:text-properties fo:color="#ce181e" loext:opacity="100%" fo:font-size="13pt" fo:font-weight="bold" officeooo:rsid="00368bbe" style:font-weight-asian="bold" style:font-weight-complex="bold"/>
    </style:style>
    <style:style style:name="T108" style:family="text">
      <style:text-properties officeooo:rsid="00270682"/>
    </style:style>
    <style:style style:name="T109" style:family="text">
      <style:text-properties fo:color="#006600" loext:opacity="100%"/>
    </style:style>
    <style:style style:name="T110" style:family="text">
      <style:text-properties fo:color="#006600" loext:opacity="100%" style:font-name="Liberation Serif" fo:language="es" fo:country="ES" fo:font-weight="normal" officeooo:rsid="002f837e" style:font-weight-asian="normal" style:font-weight-complex="normal"/>
    </style:style>
    <style:style style:name="T111" style:family="text">
      <style:text-properties fo:color="#006600" loext:opacity="100%" style:font-name="Liberation Serif" fo:language="es" fo:country="ES" fo:font-weight="normal" officeooo:rsid="000a48ea" style:font-weight-asian="normal" style:font-weight-complex="normal"/>
    </style:style>
    <style:style style:name="T112" style:family="text">
      <style:text-properties fo:color="#006600" loext:opacity="100%" style:font-name="Liberation Serif" fo:language="es" fo:country="ES" fo:font-weight="normal" officeooo:rsid="003cecdd" style:font-weight-asian="normal" style:font-weight-complex="normal"/>
    </style:style>
    <style:style style:name="T113" style:family="text">
      <style:text-properties fo:color="#006600" loext:opacity="100%" style:font-name="Liberation Serif" fo:language="es" fo:country="ES" fo:font-weight="normal" officeooo:rsid="003f1aff" style:font-weight-asian="normal" style:font-weight-complex="normal"/>
    </style:style>
    <style:style style:name="T114" style:family="text">
      <style:text-properties fo:color="#006600" loext:opacity="100%" style:text-position="sub 58%" style:font-name="Liberation Serif" fo:language="es" fo:country="ES" fo:font-weight="normal" officeooo:rsid="002e9253" style:font-weight-asian="normal" style:font-weight-complex="normal"/>
    </style:style>
    <style:style style:name="T115" style:family="text">
      <style:text-properties fo:color="#006600" loext:opacity="100%" fo:font-weight="normal" officeooo:rsid="00368bbe" style:font-name-asian="Times New Roman" style:language-asian="zxx" style:country-asian="none" style:font-weight-asian="normal" style:font-weight-complex="normal"/>
    </style:style>
    <style:style style:name="T116" style:family="text">
      <style:text-properties officeooo:rsid="002e9253"/>
    </style:style>
    <style:style style:name="T117" style:family="text">
      <style:text-properties style:text-outline="false" style:text-line-through-style="none" style:text-line-through-type="none" fo:font-size="11pt" fo:language="eu" fo:country="ES" fo:font-style="italic" fo:text-shadow="none" style:text-underline-style="none" fo:font-weight="normal" style:font-name-asian="Times New Roman" style:font-size-asian="11pt" style:language-asian="zxx" style:country-asian="none" style:font-style-asian="italic" style:font-weight-asian="normal" style:font-name-complex="Times New Roman" style:font-size-complex="11pt" style:font-style-complex="italic" style:font-weight-complex="normal" style:text-emphasize="none" style:text-overline-style="none" style:text-overline-color="font-color"/>
    </style:style>
    <style:style style:name="T118" style:family="text">
      <style:text-properties style:text-outline="false" style:text-line-through-style="none" style:text-line-through-type="none" fo:font-size="11pt" fo:language="eu" fo:country="ES" fo:font-style="normal" fo:text-shadow="none" style:text-underline-style="none" fo:font-weight="normal" style:font-name-asian="Times New Roman" style:font-size-asian="11pt" style:language-asian="zxx" style:country-asian="none"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119" style:family="text">
      <style:text-properties style:text-outline="false" style:text-line-through-style="none" style:text-line-through-type="none" fo:font-size="11pt" fo:language="eu" fo:country="ES" fo:font-style="normal" fo:text-shadow="none" style:text-underline-style="none" fo:font-weight="normal" officeooo:rsid="002e9253" style:font-name-asian="Times New Roman" style:font-size-asian="11pt" style:language-asian="zxx" style:country-asian="none"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120" style:family="text">
      <style:text-properties style:text-outline="false" style:text-line-through-style="none" style:text-line-through-type="none" fo:font-size="11pt" fo:language="eu" fo:country="ES" fo:font-style="normal" fo:text-shadow="none" style:text-underline-style="none" fo:font-weight="normal" officeooo:rsid="002f837e" style:font-name-asian="Times New Roman" style:font-size-asian="11pt" style:language-asian="zxx" style:country-asian="none"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121" style:family="text">
      <style:text-properties officeooo:rsid="00292ce9"/>
    </style:style>
    <style:style style:name="T122" style:family="text">
      <style:text-properties officeooo:rsid="00214e9d"/>
    </style:style>
    <style:style style:name="T123" style:family="text">
      <style:text-properties fo:color="#ff0000" loext:opacity="100%"/>
    </style:style>
    <style:style style:name="T124" style:family="text">
      <style:text-properties fo:color="#ff0000" loext:opacity="100%" fo:font-weight="bold" officeooo:rsid="00423ad7" style:font-name-asian="Times New Roman" style:language-asian="zxx" style:country-asian="none" style:font-weight-asian="bold" style:font-name-complex="Times New Roman" style:font-weight-complex="bold"/>
    </style:style>
    <style:style style:name="T125" style:family="text">
      <style:text-properties fo:color="#ff0000" loext:opacity="100%" fo:font-weight="bold" style:font-weight-asian="bold" style:font-weight-complex="bold"/>
    </style:style>
    <style:style style:name="T126" style:family="text">
      <style:text-properties fo:color="#ff0000" loext:opacity="100%" style:font-name="Liberation Serif" fo:language="es" fo:country="ES" fo:font-weight="normal" officeooo:rsid="003e1c91" style:font-name-asian="Times New Roman" style:language-asian="zxx" style:country-asian="none" style:font-weight-asian="normal" style:font-name-complex="Times New Roman Greek" style:font-weight-complex="normal"/>
    </style:style>
    <style:style style:name="T127" style:family="text">
      <style:text-properties officeooo:rsid="003f0bb9"/>
    </style:style>
    <style:style style:name="T128" style:family="text">
      <style:text-properties fo:color="#3333ff" loext:opacity="100%" fo:font-weight="bold" style:font-weight-asian="bold" style:font-weight-complex="bold"/>
    </style:style>
    <style:style style:name="T129" style:family="text">
      <style:text-properties fo:color="#000000" loext:opacity="100%" style:text-outline="false" style:text-line-through-style="none" style:text-line-through-type="none" fo:font-style="normal" fo:text-shadow="none" style:text-underline-style="none" officeooo:rsid="002e9253" style:font-style-asian="normal" style:font-style-complex="normal" style:text-emphasize="none" style:text-overline-style="none" style:text-overline-color="font-color"/>
    </style:style>
    <style:style style:name="T130" style:family="text">
      <style:text-properties fo:color="#000000" loext:opacity="100%" style:text-outline="false" style:text-line-through-style="none" style:text-line-through-type="none" fo:font-style="normal" fo:text-shadow="none" style:text-underline-style="none" officeooo:rsid="00270682" style:font-style-asian="normal" style:font-style-complex="normal" style:text-emphasize="none" style:text-overline-style="none" style:text-overline-color="font-color"/>
    </style:style>
    <style:style style:name="T131" style:family="text">
      <style:text-properties fo:color="#000000" loext:opacity="100%" style:text-outline="false" style:text-line-through-style="none" style:text-line-through-type="none" style:font-name="Liberation Serif" fo:font-size="12pt" fo:language="es" fo:country="ES" fo:font-style="italic" fo:text-shadow="none" style:text-underline-style="none" fo:font-weight="normal" officeooo:rsid="003f42c2" style:font-name-asian="Arial" style:font-size-asian="12pt" style:language-asian="zxx" style:country-asian="none" style:font-style-asian="italic" style:font-weight-asian="normal" style:font-name-complex="Arial" style:font-size-complex="12pt" style:font-style-complex="italic" style:font-weight-complex="normal" style:text-emphasize="none" style:text-overline-style="none" style:text-overline-color="font-color"/>
    </style:style>
    <style:style style:name="T132" style:family="text">
      <style:text-properties officeooo:rsid="0032892d"/>
    </style:style>
    <style:style style:name="T133" style:family="text">
      <style:text-properties officeooo:rsid="003f42c2"/>
    </style:style>
    <style:style style:name="T134" style:family="text">
      <style:text-properties style:font-name="Liberation Mono" fo:font-size="11pt" fo:language="eu" fo:country="ES" style:font-size-asian="11pt" style:font-size-complex="11pt"/>
    </style:style>
    <style:style style:name="T135" style:family="text">
      <style:text-properties style:font-name="Liberation Mono" fo:font-size="11pt" fo:language="eu" fo:country="ES" fo:font-weight="bold" officeooo:rsid="002bccd7" style:font-size-asian="11pt" style:font-weight-asian="bold" style:font-size-complex="11pt" style:font-weight-complex="bold"/>
    </style:style>
    <style:style style:name="T136" style:family="text">
      <style:text-properties officeooo:rsid="00210698"/>
    </style:style>
    <style:style style:name="T137" style:family="text">
      <style:text-properties officeooo:rsid="004296ed"/>
    </style:style>
    <style:style style:name="T138" style:family="text">
      <style:text-properties officeooo:rsid="00424281" fo:background-color="#ffbf00" loext:char-shading-value="0"/>
    </style:style>
    <style:style style:name="T139" style:family="text">
      <style:text-properties officeooo:rsid="00424281" fo:background-color="#ffbf00" loext:char-shading-value="0"/>
    </style:style>
    <style:style style:name="T140" style:family="text">
      <style:text-properties officeooo:rsid="00412ef8"/>
    </style:style>
    <style:style style:name="T141" style:family="text">
      <style:text-properties fo:font-size="13pt"/>
    </style:style>
    <style:style style:name="T142" style:family="text">
      <style:text-properties fo:font-size="13pt" fo:font-weight="bold" style:font-weight-asian="bold" style:font-weight-complex="bold"/>
    </style:style>
    <style:style style:name="T143" style:family="text">
      <style:text-properties officeooo:rsid="004242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ZIE <text:span text:style-name="T108">eta murriztapen semantikoak inplementatzeko </text:span>laborategia:</text:p>
      <text:p text:style-name="P3"/>
      <text:p text:style-name="P2">1- zerorekin zatiketa</text:p>
      <text:p text:style-name="P27"><text:span text:style-name="T121">main_prog</text:span> →<text:span text:style-name="T2"><text:tab/></text:span><text:span text:style-name="T3">func</text:span> <text:span text:style-name="T11">main ()</text:span><text:span text:style-name="T2"> </text:span><text:span text:style-name="T5">{</text:span><text:span text:style-name="T23"> stmts</text:span><text:span text:style-name="T17"> </text:span><text:span text:style-name="T6">}</text:span></text:p>
      <text:p text:style-name="P35"/>
      <text:p text:style-name="P33"><text:span text:style-name="T29"/></text:p>
      <text:p text:style-name="P22"><text:span text:style-name="T1">stmts<text:tab/></text:span>→ <text:tab/><text:span text:style-name="T1">stmt </text:span><text:span text:style-name="T9">;</text:span> </text:p>
      <text:p text:style-name="P22"><text:tab/><text:tab/><text:tab/>|<text:span text:style-name="T26"> </text:span><text:span text:style-name="T27">stmts stmt </text:span><text:span text:style-name="T13">;</text:span></text:p>
      <text:p text:style-name="P33"/>
      <text:p text:style-name="P23"><text:span text:style-name="T122">stmt</text:span><text:tab/>→ <text:tab/><text:span text:style-name="T9">id </text:span><text:span text:style-name="T7">=</text:span> expr </text:p>
      <text:p text:style-name="P22"><text:tab/><text:tab/><text:tab/>| <text:span text:style-name="T4">if</text:span> <text:span text:style-name="T8">{</text:span><text:span text:style-name="T19"> s</text:span><text:span text:style-name="T20">tmts</text:span><text:span text:style-name="T19"> </text:span><text:span text:style-name="T8">}</text:span><text:span text:style-name="T25"> </text:span></text:p>
      <text:p text:style-name="P39"><text:span text:style-name="T124"/></text:p>
      <text:p text:style-name="P22">expr → <text:tab/><text:tab/><text:tab/> <text:s/>expr <text:span text:style-name="T2">+</text:span> expr</text:p>
      <text:p text:style-name="P22"><text:tab/><text:tab/><text:tab/>| expr <text:span text:style-name="T2">–</text:span> expr</text:p>
      <text:p text:style-name="P22"><text:tab/><text:tab/><text:tab/><text:span text:style-name="T127">| </text:span>expr <text:span text:style-name="T2">*</text:span> expr</text:p>
      <text:p text:style-name="P22"><text:tab/><text:tab/><text:tab/>| expr <text:span text:style-name="T2">/ </text:span>expr</text:p>
      <text:p text:style-name="P22"><text:span text:style-name="T28"><text:tab/><text:tab/><text:tab/>| expr </text:span><text:span text:style-name="T14">&lt;</text:span><text:span text:style-name="T28"> expr</text:span></text:p>
      <text:p text:style-name="P22"><text:span text:style-name="T28"><text:tab/><text:tab/><text:tab/>| expr </text:span><text:span text:style-name="T14">&lt;</text:span><text:span text:style-name="T15">=</text:span><text:span text:style-name="T28"> expr</text:span></text:p>
      <text:p text:style-name="P22"><text:span text:style-name="T28"><text:tab/><text:tab/><text:tab/>| expr </text:span><text:span text:style-name="T14">&gt;</text:span><text:span text:style-name="T28"> expr</text:span></text:p>
      <text:p text:style-name="P22"><text:span text:style-name="T28"><text:tab/><text:tab/><text:tab/>| expr </text:span><text:span text:style-name="T14">&gt;</text:span><text:span text:style-name="T15">=</text:span><text:span text:style-name="T28"> expr</text:span></text:p>
      <text:p text:style-name="P22"><text:tab/><text:tab/><text:tab/>| <text:span text:style-name="T30">id</text:span></text:p>
      <text:p text:style-name="P22"><text:tab/><text:tab/><text:tab/>| <text:span text:style-name="T9">num_</text:span><text:span text:style-name="T31">integer</text:span></text:p>
      <text:p text:style-name="P22"><text:tab/><text:tab/><text:tab/>| <text:span text:style-name="T31">num_float</text:span></text:p>
      <text:p text:style-name="P21"><text:span text:style-name="T10"><text:tab/><text:tab/><text:tab/></text:span></text:p>
      <text:p text:style-name="P6"/>
      <text:p text:style-name="P36">ATRIBUTUAK:</text:p>
      <text:p text:style-name="P41">Lexikoak:</text:p>
      <text:p text:style-name="P41"><text:s text:c="2"/><text:span text:style-name="T103">id.izena, num_integer.izena, num_float.izena</text:span>: dagokien karaktere katea</text:p>
      <text:p text:style-name="P41"/>
      <text:p text:style-name="P41">Sintetizatuak:</text:p>
      <text:p text:style-name="P41"><text:s text:c="2"/><text:span text:style-name="T128">expr.true, expr.false</text:span>: osatugabeko jauzien erreferentzia zerrenda</text:p>
      <text:p text:style-name="P41"><text:s text:c="2"/><text:span text:style-name="T128">expr.izena</text:span>: adierazpena kalkulatuta duen aldagai edo konstantearen</text:p>
      <text:p text:style-name="P41"><text:s text:c="14"/>karaktere katea.</text:p>
      <text:p text:style-name="P41"><text:s text:c="2"/></text:p>
      <text:p text:style-name="P20"><text:span text:style-name="T129">MURRIZTAPEN SEMANTIKOA</text:span><text:span text:style-name="T130">:</text:span></text:p>
      <text:p text:style-name="P49"><text:span text:style-name="T33">M</text:span><text:span text:style-name="T32">urriztapen </text:span><text:span text:style-name="T34">dinamikoa</text:span><text:span text:style-name="T32"> da, izan ere, </text:span><text:span text:style-name="T34">eragigaien balioak aztertu behar d</text:span><text:span text:style-name="T35">i</text:span><text:span text:style-name="T34">ra eta horiek ezin dira jakin exekutatu arte. Litekeena da, bestalde, exekuzio batetik bestera ere balio desberdinak izatea, baita programa zati desberdinak itzultzen aritzea ere, eta informazio hori ez dugu konpilazio garaian atributuetan, ezta sinbolo taulan ere</text:span><text:span text:style-name="T32">. </text:span><text:span text:style-name="T34">Salbuespen bakarra izan daiteke literalki 0 (edo 0.0) idatzita dagoenean da, baina ez dugu estatikoki egiaztatuko, ez baita ohiko kasua izango.</text:span></text:p>
      <text:p text:style-name="P46"><text:span text:style-name="T119">Nahikoa da </text:span><text:span text:style-name="T120">zatitzailea zerorekin konparatuko duen agindu bat gehitzea zatiketa bakoitzaren aurretik zerorekin zatiketa inoiz gertatuko ez dela bermatzeko.</text:span></text:p>
      <text:p text:style-name="P47"><text:span text:style-name="T118">Momentuz bitarteko kodean </text:span><text:span text:style-name="T117">“goto errorea_tratatu”</text:span><text:span text:style-name="T118"> jarriko dugu.</text:span></text:p>
      <text:p text:style-name="P10"/>
      <text:p text:style-name="P37">ABSTRAKZIO FUNTZIONALAK:</text:p>
      <text:p text:style-name="P45">Kodea aldagai orokorra da eta ez da esplizitu jarriko parametroetan. <text:span text:style-name="T132">Praktikaren e</text:span>nuntziatuan definituta daude<text:span text:style-name="T132">n</text:span> <text:span text:style-name="T132">k</text:span>odeari dagozkion metodoak <text:span text:style-name="T132">ez dira hemen gehitu behar.</text:span></text:p>
      <text:p text:style-name="P11"><text:span text:style-name="T74">hasi_lista: osagaia</text:span><text:span text:style-name="T73"> </text:span><text:span text:style-name="T18">→</text:span><text:span text:style-name="T75"> lista</text:span></text:p>
      <text:p text:style-name="P13"><text:tab/><text:span text:style-name="T76">emandako osagaia bakarrik duen </text:span><text:span text:style-name="T133">lista</text:span><text:span text:style-name="T76"> bat sortu eta itzultzen du</text:span></text:p>
      <text:p text:style-name="P12"><text:span text:style-name="T131"/></text:p>
      <text:p text:style-name="P48"><text:span text:style-name="T116">SZIE</text:span>:</text:p>
      <text:p text:style-name="P24"/>
      <text:p text:style-name="P27"><text:span text:style-name="T121">mainprog</text:span> <text:tab/>→<text:tab/><text:span text:style-name="T11">func main ()</text:span><text:span text:style-name="T2"> <text:s/><text:tab/></text:span><text:span text:style-name="T42">{ </text:span><text:span text:style-name="T49">kodea_hasieratu(); </text:span><text:span text:style-name="T43">ag_gehitu</text:span><text:span text:style-name="T42">( prog ); }</text:span></text:p>
      <text:p text:style-name="P27"><text:span text:style-name="T16"><text:tab/><text:tab/><text:tab/></text:span><text:span text:style-name="T21">decls</text:span><text:span text:style-name="T24"> </text:span><text:span text:style-name="T5">{</text:span><text:span text:style-name="T23"> stmts</text:span><text:span text:style-name="T17"> </text:span><text:span text:style-name="T6">} ;</text:span><text:span text:style-name="T17"> <text:tab/></text:span><text:span text:style-name="T54">{ </text:span><text:span text:style-name="T55">ag_gehitu( </text:span><text:span text:style-name="T54">halt ); </text:span><text:span text:style-name="T57">kodea_idatzi();</text:span><text:span text:style-name="T54">}</text:span></text:p>
      <text:p text:style-name="P33"/>
      <text:p text:style-name="P22"><text:span text:style-name="T1">stmts<text:tab/></text:span>→ <text:tab/><text:span text:style-name="T1">stmt </text:span><text:span text:style-name="T9">;</text:span> </text:p>
      <text:p text:style-name="P22"><text:tab/><text:tab/><text:tab/>|<text:span text:style-name="T26"> </text:span><text:span text:style-name="T27">stmts stmt </text:span><text:span text:style-name="T13">;</text:span></text:p>
      <text:p text:style-name="P33"/>
      <text:p text:style-name="P23"><text:span text:style-name="T136">stmt</text:span><text:tab/>→ <text:tab/><text:span text:style-name="T9">id </text:span><text:span text:style-name="T7">=</text:span> expr <text:span text:style-name="T2"><text:tab/><text:tab/></text:span><text:span text:style-name="T42">{ <text:s/></text:span><text:span text:style-name="T43">ag_gehitu</text:span><text:span text:style-name="T42">( </text:span><text:span text:style-name="T68">id</text:span><text:span text:style-name="T45">.izena ||</text:span><text:span text:style-name="T42"> := </text:span><text:span text:style-name="T44">|| </text:span><text:span text:style-name="T46">expr</text:span><text:span text:style-name="T44">.izena</text:span><text:span text:style-name="T42"> ); </text:span><text:span text:style-name="T46">}</text:span></text:p>
      <text:p text:style-name="P50"/>
      <text:p text:style-name="P22"><text:tab/><text:tab/><text:tab/>| <text:span text:style-name="T12">if</text:span><text:span text:style-name="T127"> </text:span><text:span text:style-name="T137">expr </text:span><text:span text:style-name="T133">M </text:span><text:span text:style-name="T8">{</text:span><text:span text:style-name="T19"> s</text:span><text:span text:style-name="T20">tmts</text:span><text:span text:style-name="T19"> </text:span><text:span text:style-name="T8">} </text:span><text:span text:style-name="T22">M</text:span><text:span text:style-name="T25"> </text:span></text:p>
      <text:p text:style-name="P27"><text:span text:style-name="T61"><text:tab/><text:tab/><text:tab/><text:tab/>{ </text:span><text:span text:style-name="T62">ag_osatu(expr.true, M</text:span><text:span text:style-name="T71">1</text:span><text:span text:style-name="T62">.erref); ag_osatu(expr.false, M</text:span><text:span text:style-name="T71">2</text:span><text:span text:style-name="T62">.erref); </text:span><text:span text:style-name="T126"><text:s/></text:span><text:span text:style-name="T63">}</text:span></text:p>
      <text:p text:style-name="P33"/>
      <text:p text:style-name="P23"><text:span text:style-name="T122">stmt</text:span><text:tab/>→ <text:tab/><text:span text:style-name="T9">id </text:span><text:span text:style-name="T7">=</text:span> expr <text:span text:style-name="T72"><text:tab/></text:span><text:span text:style-name="T48">{ <text:s/></text:span><text:span text:style-name="T43">ag_gehitu</text:span><text:span text:style-name="T48">( </text:span><text:span text:style-name="T46">id</text:span><text:span text:style-name="T45">.izena ||</text:span><text:span text:style-name="T48"> := </text:span><text:span text:style-name="T44">|| </text:span><text:span text:style-name="T46">E</text:span><text:span text:style-name="T44">.izena</text:span><text:span text:style-name="T48"> ); </text:span><text:span text:style-name="T47">}</text:span></text:p>
      <text:p text:style-name="P22"><text:tab/><text:tab/><text:tab/>| <text:span text:style-name="T12">if</text:span><text:span text:style-name="T127"> </text:span><text:span text:style-name="T137">expr </text:span><text:span text:style-name="T133">M </text:span><text:span text:style-name="T8">{</text:span><text:span text:style-name="T19"> s</text:span><text:span text:style-name="T20">tmts</text:span><text:span text:style-name="T19"> </text:span><text:span text:style-name="T8">} </text:span><text:span text:style-name="T22">M</text:span><text:span text:style-name="T25"> </text:span></text:p>
      <text:p text:style-name="P22"><text:span text:style-name="T58"><text:tab/><text:tab/><text:tab/><text:tab/>{ </text:span><text:span text:style-name="T59">ag_osatu(expr.true, M</text:span><text:span text:style-name="T70">1</text:span><text:span text:style-name="T59">.erref); ag_osatu(expr.false, M</text:span><text:span text:style-name="T70">2</text:span><text:span text:style-name="T59">.erref); </text:span><text:span text:style-name="T126"><text:s/></text:span><text:span text:style-name="T60">}</text:span></text:p>
      <text:p text:style-name="P39"><text:span text:style-name="T124"/></text:p>
      <text:p text:style-name="P22">expr → <text:tab/><text:tab/><text:tab/> <text:s/>expr <text:span text:style-name="T2">+</text:span> expr<text:tab/><text:span text:style-name="T48">{ <text:s/></text:span><text:span text:style-name="T47">-- </text:span><text:span text:style-name="T50">ohiko itzulpena</text:span><text:span text:style-name="T48"> </text:span><text:span text:style-name="T47">}</text:span></text:p>
      <text:p text:style-name="P22"><text:tab/><text:tab/><text:tab/>| expr <text:span text:style-name="T2">–</text:span> expr<text:tab/><text:span text:style-name="T48">{ <text:s/></text:span><text:span text:style-name="T47">-- </text:span><text:span text:style-name="T50">ohiko itzulpena</text:span><text:span text:style-name="T48"> </text:span><text:span text:style-name="T47">}</text:span></text:p>
      <text:p text:style-name="P22"><text:tab/><text:tab/><text:tab/><text:span text:style-name="T127">| </text:span>expr <text:span text:style-name="T2">*</text:span> expr<text:tab/><text:span text:style-name="T48">{ <text:s/></text:span><text:span text:style-name="T47">-- </text:span><text:span text:style-name="T50">ohiko itzulpena</text:span><text:span text:style-name="T48"> </text:span><text:span text:style-name="T47">}</text:span></text:p>
      <text:p text:style-name="P22"><text:tab/><text:tab/><text:tab/>| expr <text:span text:style-name="T2">/ </text:span>expr<text:tab/><text:span text:style-name="T48">{ <text:s/></text:span><text:span text:style-name="T47">-- </text:span><text:span text:style-name="T50">ohiko itzulpena</text:span><text:span text:style-name="T48"> </text:span><text:span text:style-name="T47">}</text:span></text:p>
      <text:p text:style-name="P14"><text:span text:style-name="T42"><text:tab/><text:tab/><text:tab/><text:tab/>{ <text:s/></text:span><text:span text:style-name="T50">expr</text:span><text:span text:style-name="T47">.izena := id_berria();</text:span></text:p>
      <text:p text:style-name="P17"><text:span text:style-name="T47"><text:tab/><text:tab/><text:tab/><text:tab/> <text:s text:c="2"/></text:span><text:span text:style-name="T110">ag_gehitu( if || <text:s/></text:span><text:span text:style-name="T112">expr</text:span><text:span text:style-name="T114">2</text:span><text:span text:style-name="T111">.izena </text:span><text:span text:style-name="T110">|| == 0 goto errorea_tratatu</text:span><text:span text:style-name="T113">)</text:span><text:span text:style-name="T110">;</text:span></text:p>
      <text:p text:style-name="P52"><text:span text:style-name="T40"><text:tab/><text:tab/><text:tab/> <text:tab/> <text:s text:c="2"/></text:span><text:span text:style-name="T37">ag_gehitu</text:span><text:span text:style-name="T36">( </text:span><text:span text:style-name="T41">expr</text:span><text:span text:style-name="T38">.izena ||</text:span><text:span text:style-name="T36"> := </text:span><text:span text:style-name="T39">|| </text:span><text:span text:style-name="T41">expr</text:span><text:span text:style-name="T69">1</text:span><text:span text:style-name="T39">.izena</text:span><text:span text:style-name="T36"> </text:span><text:span text:style-name="T40">|| / || </text:span><text:span text:style-name="T41">expr</text:span><text:span text:style-name="T69">2</text:span><text:span text:style-name="T39">.izena </text:span><text:span text:style-name="T36">); </text:span><text:span text:style-name="T40">}</text:span></text:p>
      <text:p text:style-name="P22"><text:span text:style-name="T28"><text:tab/><text:tab/><text:tab/>| expr </text:span><text:span text:style-name="T14">&lt;</text:span><text:span text:style-name="T28"> expr<text:tab/></text:span><text:span text:style-name="T51">{ <text:s/></text:span><text:span text:style-name="T52">-- </text:span><text:span text:style-name="T53">ohiko itzulpena</text:span><text:span text:style-name="T51"> </text:span><text:span text:style-name="T52">}</text:span></text:p>
      <text:p text:style-name="P22"><text:span text:style-name="T28"><text:tab/><text:tab/><text:tab/>| expr </text:span><text:span text:style-name="T14">&lt;</text:span><text:span text:style-name="T15">=</text:span><text:span text:style-name="T28"> expr<text:tab/></text:span><text:span text:style-name="T51">{ <text:s/></text:span><text:span text:style-name="T52">-- </text:span><text:span text:style-name="T53">ohiko itzulpena</text:span><text:span text:style-name="T51"> </text:span><text:span text:style-name="T52">}</text:span></text:p>
      <text:p text:style-name="P22"><text:span text:style-name="T28"><text:tab/><text:tab/><text:tab/>| expr </text:span><text:span text:style-name="T14">&gt;</text:span><text:span text:style-name="T28"> expr<text:tab/></text:span><text:span text:style-name="T51">{ <text:s/></text:span><text:span text:style-name="T52">-- </text:span><text:span text:style-name="T53">ohiko itzulpena</text:span><text:span text:style-name="T51"> </text:span><text:span text:style-name="T52">}</text:span></text:p>
      <text:p text:style-name="P22"><text:span text:style-name="T28"><text:tab/><text:tab/><text:tab/>| expr </text:span><text:span text:style-name="T14">&gt;</text:span><text:span text:style-name="T15">=</text:span><text:span text:style-name="T28"> expr<text:tab/></text:span><text:span text:style-name="T51">{ <text:s/></text:span><text:span text:style-name="T52">-- </text:span><text:span text:style-name="T53">ohiko itzulpena</text:span><text:span text:style-name="T51"> </text:span><text:span text:style-name="T52">}</text:span></text:p>
      <text:p text:style-name="P22"><text:tab/><text:tab/><text:tab/>| <text:span text:style-name="T30">id<text:tab/><text:tab/><text:tab/><text:tab/></text:span><text:span text:style-name="T64">{ <text:s/></text:span><text:span text:style-name="T65">-- </text:span><text:span text:style-name="T66">ohiko itzulpena</text:span><text:span text:style-name="T64"> </text:span><text:span text:style-name="T65">}</text:span></text:p>
      <text:p text:style-name="P22"><text:tab/><text:tab/><text:tab/>| <text:span text:style-name="T9">num_</text:span><text:span text:style-name="T31">integer<text:tab/></text:span><text:span text:style-name="T64">{ <text:s/></text:span><text:span text:style-name="T65">-- </text:span><text:span text:style-name="T66">ohiko itzulpena</text:span><text:span text:style-name="T64"> </text:span><text:span text:style-name="T65">}</text:span></text:p>
      <text:p text:style-name="P22"><text:tab/><text:tab/><text:tab/>| <text:span text:style-name="T31">num_float<text:tab/><text:tab/></text:span><text:span text:style-name="T64">{ <text:s/></text:span><text:span text:style-name="T65">-- </text:span><text:span text:style-name="T66">ohiko itzulpena</text:span><text:span text:style-name="T64"> </text:span><text:span text:style-name="T65">}</text:span></text:p>
      <text:p text:style-name="P21"><text:span text:style-name="T10"><text:tab/><text:tab/><text:tab/></text:span></text:p>
      <text:p text:style-name="P19"><text:span text:style-name="T42"/></text:p>
      <text:p text:style-name="P7"/>
      <text:p text:style-name="P9">Inplementazioa</text:p>
      <text:p text:style-name="P44">Sarrera honetarako:</text:p>
      <text:p text:style-name="P43"/>
      <text:p text:style-name="P43">func main ()</text:p>
      <text:p text:style-name="P43">{</text:p>
      <text:p text:style-name="P43"><text:s text:c="2"/>s3 = s3 + 6 * 6 - 4 ;</text:p>
      <text:p text:style-name="P43"><text:s text:c="2"/>if s2-1&gt;s3*7 {</text:p>
      <text:p text:style-name="P43"><text:s text:c="4"/>s3 = s3/s2 ;</text:p>
      <text:p text:style-name="P43"><text:s text:c="4"/>s2 = 0 ;</text:p>
      <text:p text:style-name="P43"><text:s text:c="2"/>} ;</text:p>
      <text:p text:style-name="P43"><text:s text:c="2"/>s1 = s1 / 6 - s2 / s3 ; </text:p>
      <text:p text:style-name="P43">} </text:p>
      <text:p text:style-name="P8"/>
      <text:p text:style-name="P8"><text:span text:style-name="T140">h</text:span>o<text:span text:style-name="T140">n</text:span>ako kodea lortu nahi dugu:</text:p>
      <text:p text:style-name="P7"><text:tab/><text:tab/><text:tab/></text:p>
      <text:p text:style-name="P16">1: prog ;</text:p>
      <text:p text:style-name="P16">2: __t1 := 6*6 ;</text:p>
      <text:p text:style-name="P16">3: __t2 := s3+__t1 ;</text:p>
      <text:p text:style-name="P16">4: __t3 := __t2-4 ;</text:p>
      <text:p text:style-name="P16">5: s3 := __t3 ;</text:p>
      <text:p text:style-name="P16">6: __t4 := s2-1 ;</text:p>
      <text:p text:style-name="P16">7: __t5 := s3*7 ;</text:p>
      <text:p text:style-name="P16">8: if __t4&gt;__t5 goto 10 ;</text:p>
      <text:p text:style-name="P16">9: goto 14 ;</text:p>
      <text:p text:style-name="P16">10: <text:span text:style-name="T103">if s2 == 0 goto 21 ;</text:span></text:p>
      <text:p text:style-name="P16">11: __t6 := s3/s2 ;</text:p>
      <text:p text:style-name="P16">12: s3 := __t6 ;</text:p>
      <text:p text:style-name="P16">13: s2 := 0 ;</text:p>
      <text:p text:style-name="P16">14:<text:span text:style-name="T77"> </text:span><text:span text:style-name="T103">if 6 == 0 goto 21 ;</text:span></text:p>
      <text:p text:style-name="P16">15: __t7 := s1/6 ;</text:p>
      <text:p text:style-name="P16">16: <text:span text:style-name="T103">if s3 == 0 goto 21 ;</text:span></text:p>
      <text:p text:style-name="P16">17: __t8 := s2/s3 ;</text:p>
      <text:p text:style-name="P16">18: __t9 := __t7-__t8 ;</text:p>
      <text:p text:style-name="P16">19: s1 := `_t9 ;</text:p>
      <text:p text:style-name="P16">20: halt ;</text:p>
      <text:p text:style-name="P16">21: <text:span text:style-name="T103">write "zerorekin zatiketa gertatu da" ;</text:span></text:p>
      <text:p text:style-name="P16">22:<text:span text:style-name="T125"> </text:span><text:span text:style-name="T103">writeln ;</text:span></text:p>
      <text:p text:style-name="P16">23: <text:span text:style-name="T103">goto 20 ;</text:span></text:p>
      <text:p text:style-name="P4"/>
      <text:p text:style-name="P56">H<text:span text:style-name="T140">ori lortzeko h</text:span>onakoa<text:span text:style-name="T140">k</text:span> aldatu behar d<text:span text:style-name="T140">ir</text:span>a:</text:p>
      <text:p text:style-name="P5"><text:span text:style-name="T142"/></text:p>
      <text:p text:style-name="P5"><text:span text:style-name="T142">Atributuak</text:span>:</text:p>
      <text:p text:style-name="P28"><text:tab/><text:span text:style-name="T104">stmts</text:span><text:span text:style-name="T77">.zatizero, </text:span><text:span text:style-name="T104">stmts</text:span><text:span text:style-name="T77">.zatizero, </text:span><text:span text:style-name="T105">expr</text:span><text:span text:style-name="T77">.zatizero: zati zero<text:line-break/><text:tab/><text:tab/> egiaztapena egiteko jauzi osatugabeen erreferentzia zerrenda</text:span><text:span text:style-name="T106">k</text:span></text:p>
      <text:p text:style-name="P5"/>
      <text:p text:style-name="P32"><text:span text:style-name="T142">SZIE</text:span>:</text:p>
      <text:p text:style-name="P30"><text:span text:style-name="T121">mainprog</text:span> <text:tab/>→<text:tab/><text:span text:style-name="T11">func main ()</text:span><text:span text:style-name="T2"> <text:s/><text:tab/></text:span><text:span text:style-name="T42">{ </text:span><text:span text:style-name="T49">kodea_hasieratu(); </text:span><text:span text:style-name="T43">ag_gehitu</text:span><text:span text:style-name="T42">( prog ); }</text:span></text:p>
      <text:p text:style-name="P30"><text:span text:style-name="T16"><text:tab/><text:tab/><text:tab/></text:span><text:span text:style-name="T21">decls</text:span><text:span text:style-name="T24"> </text:span><text:span text:style-name="T5">{</text:span><text:span text:style-name="T23"> stmts</text:span><text:span text:style-name="T17"> </text:span><text:span text:style-name="T6">} ;</text:span><text:span text:style-name="T17"> <text:tab/></text:span><text:span text:style-name="T101">M</text:span></text:p>
      <text:p text:style-name="P30"><text:span text:style-name="T6"><text:tab/><text:tab/><text:tab/><text:tab/></text:span><text:span text:style-name="T54">{ </text:span></text:p>
      <text:p text:style-name="P30"><text:span text:style-name="T54"><text:tab/><text:tab/><text:tab/></text:span><text:span text:style-name="T55"><text:tab/>ag_gehitu( </text:span><text:span text:style-name="T56">halt );</text:span></text:p>
      <text:p text:style-name="P30"><text:span text:style-name="T56"><text:tab/><text:tab/><text:tab/><text:tab/></text:span><text:span text:style-name="T86">ag_osatu(</text:span><text:span text:style-name="T87">stmts</text:span><text:span text:style-name="T86">.zatizero,lortu_erref());</text:span></text:p>
      <text:p text:style-name="P30"><text:span text:style-name="T56"><text:tab/><text:tab/><text:tab/><text:tab/></text:span><text:span text:style-name="T85">ag_gehitu(write "zerorekin zatiketa gertatu da");</text:span></text:p>
      <text:p text:style-name="P55"><text:tab/><text:tab/><text:tab/><text:tab/>ag_gehitu(writeln);</text:p>
      <text:p text:style-name="P55"><text:span text:style-name="T54"><text:tab/><text:tab/><text:tab/><text:tab/></text:span>ag_gehitu(goto || M.erref);</text:p>
      <text:p text:style-name="P30"><text:span text:style-name="T57"><text:tab/><text:tab/><text:tab/><text:tab/>kodea_idatzi();</text:span><text:span text:style-name="T54">} </text:span></text:p>
      <text:p text:style-name="P34"/>
      <text:p text:style-name="P25"><text:span text:style-name="T1">stmts<text:tab/></text:span>→ <text:tab/><text:span text:style-name="T1">stmt </text:span><text:span text:style-name="T9">;</text:span> <text:tab/><text:tab/><text:tab/><text:span text:style-name="T91">{ </text:span><text:span text:style-name="T93">stmts</text:span><text:span text:style-name="T91">.</text:span><text:span text:style-name="T92">zatizero</text:span><text:span text:style-name="T91"> := </text:span><text:span text:style-name="T93">stmt</text:span><text:span text:style-name="T91">.</text:span><text:span text:style-name="T92">zatizero</text:span><text:span text:style-name="T91">; }</text:span></text:p>
      <text:p text:style-name="P25"><text:tab/><text:tab/><text:tab/>|<text:span text:style-name="T26"> </text:span><text:span text:style-name="T27">stmts stmt </text:span><text:span text:style-name="T13">;<text:tab/></text:span><text:span text:style-name="T81">{ </text:span><text:span text:style-name="T84">stmts</text:span><text:span text:style-name="T81">.</text:span><text:span text:style-name="T82">zatizero</text:span><text:span text:style-name="T81"> := </text:span><text:span text:style-name="T83">bildu(</text:span><text:span text:style-name="T84">stmts</text:span><text:span text:style-name="T100">1</text:span><text:span text:style-name="T83">.</text:span><text:span text:style-name="T82">zatizero</text:span><text:span text:style-name="T83">,</text:span><text:span text:style-name="T84">stmt</text:span><text:span text:style-name="T81">.</text:span><text:span text:style-name="T82">zatizero</text:span><text:span text:style-name="T83">)</text:span><text:span text:style-name="T81">; }</text:span></text:p>
      <text:p text:style-name="P34"/>
      <text:p text:style-name="P26"><text:soft-page-break/><text:span text:style-name="T136">stmt</text:span><text:tab/>→ <text:tab/><text:span text:style-name="T9">id </text:span><text:span text:style-name="T7">=</text:span> expr <text:span text:style-name="T2"><text:tab/><text:tab/></text:span><text:span text:style-name="T42">{ <text:s/></text:span><text:span text:style-name="T43">ag_gehitu</text:span><text:span text:style-name="T42">( </text:span><text:span text:style-name="T68">id</text:span><text:span text:style-name="T45">.izena ||</text:span><text:span text:style-name="T42"> := </text:span><text:span text:style-name="T44">|| </text:span><text:span text:style-name="T46">expr</text:span><text:span text:style-name="T44">.izena</text:span><text:span text:style-name="T42"> ); </text:span><text:span text:style-name="T46">}</text:span></text:p>
      <text:p text:style-name="P51"/>
      <text:p text:style-name="P25"><text:tab/><text:tab/><text:tab/>| <text:span text:style-name="T12">if</text:span><text:span text:style-name="T127"> </text:span><text:span text:style-name="T137">expr </text:span><text:span text:style-name="T133">M </text:span><text:span text:style-name="T8">{</text:span><text:span text:style-name="T19"> s</text:span><text:span text:style-name="T20">tmts</text:span><text:span text:style-name="T19"> </text:span><text:span text:style-name="T8">} </text:span><text:span text:style-name="T22">M</text:span><text:span text:style-name="T25"> </text:span></text:p>
      <text:p text:style-name="P30"><text:span text:style-name="T61"><text:tab/><text:tab/><text:tab/><text:tab/>{ </text:span><text:span text:style-name="T62">ag_osatu(expr.true, M</text:span><text:span text:style-name="T71">1</text:span><text:span text:style-name="T62">.erref); ag_osatu(expr.false, M</text:span><text:span text:style-name="T71">2</text:span><text:span text:style-name="T62">.erref); </text:span><text:span text:style-name="T126"><text:s/></text:span><text:span text:style-name="T63">}</text:span></text:p>
      <text:p text:style-name="P34"/>
      <text:p text:style-name="P26"><text:span text:style-name="T122">stmt</text:span><text:tab/>→ <text:tab/><text:span text:style-name="T9">id </text:span><text:span text:style-name="T7">=</text:span> expr <text:span text:style-name="T72"><text:tab/></text:span><text:span text:style-name="T48">{ <text:s/></text:span><text:span text:style-name="T43">ag_gehitu</text:span><text:span text:style-name="T48">( </text:span><text:span text:style-name="T46">id</text:span><text:span text:style-name="T45">.izena ||</text:span><text:span text:style-name="T48"> := </text:span><text:span text:style-name="T44">|| </text:span><text:span text:style-name="T46">E</text:span><text:span text:style-name="T44">.izena</text:span><text:span text:style-name="T48"> ); </text:span><text:span text:style-name="T80">stmt</text:span><text:span text:style-name="T79">.</text:span><text:span text:style-name="T78">zatizero:= </text:span><text:span text:style-name="T80">expr</text:span><text:span text:style-name="T79">.zatizero</text:span><text:span text:style-name="T78">;</text:span><text:span text:style-name="T47">}</text:span></text:p>
      <text:p text:style-name="P25"><text:tab/><text:tab/><text:tab/>| <text:span text:style-name="T12">if</text:span><text:span text:style-name="T127"> </text:span><text:span text:style-name="T137">expr </text:span><text:span text:style-name="T133">M </text:span><text:span text:style-name="T8">{</text:span><text:span text:style-name="T19"> s</text:span><text:span text:style-name="T20">tmts</text:span><text:span text:style-name="T19"> </text:span><text:span text:style-name="T8">} </text:span><text:span text:style-name="T22">M</text:span><text:span text:style-name="T25"> </text:span></text:p>
      <text:p text:style-name="P25"><text:span text:style-name="T58"><text:tab/><text:tab/><text:tab/><text:tab/>{ </text:span><text:span text:style-name="T59">ag_osatu(expr.true, M</text:span><text:span text:style-name="T70">1</text:span><text:span text:style-name="T59">.erref); ag_osatu(expr.false, M</text:span><text:span text:style-name="T70">2</text:span><text:span text:style-name="T59">.erref);</text:span></text:p>
      <text:p text:style-name="P25"><text:span text:style-name="T59"><text:tab/><text:tab/><text:tab/><text:tab/> <text:s text:c="2"/></text:span><text:span text:style-name="T88">stmt</text:span><text:span text:style-name="T89">.</text:span><text:span text:style-name="T90">zatizero:=</text:span><text:span text:style-name="T97"> --- </text:span><text:span text:style-name="T98">osatu itzulpena</text:span><text:span text:style-name="T126"> </text:span><text:span text:style-name="T60">}</text:span></text:p>
      <text:p text:style-name="P40"><text:span text:style-name="T124"/></text:p>
      <text:p text:style-name="P25">expr → <text:tab/><text:tab/><text:tab/> <text:s/>expr <text:span text:style-name="T2">+</text:span> expr</text:p>
      <text:p text:style-name="P25"><text:span text:style-name="T48"><text:tab/><text:tab/><text:tab/><text:tab/>{ <text:s/></text:span><text:span text:style-name="T47">-- </text:span><text:span text:style-name="T50">ohiko itzulpena</text:span></text:p>
      <text:p text:style-name="P25"><text:span text:style-name="T50"><text:tab/><text:tab/><text:tab/><text:tab/> </text:span><text:span text:style-name="T48"><text:s text:c="2"/></text:span><text:span text:style-name="T80">expr</text:span><text:span text:style-name="T78">.zatizero:= bildu(</text:span><text:span text:style-name="T80">expr</text:span><text:span text:style-name="T99">1</text:span><text:span text:style-name="T78">.zatizero,</text:span><text:span text:style-name="T80">expr</text:span><text:span text:style-name="T99">2</text:span><text:span text:style-name="T78">.zatizero);</text:span><text:span text:style-name="T47">}</text:span></text:p>
      <text:p text:style-name="P25"><text:tab/><text:tab/><text:tab/>| expr <text:span text:style-name="T2">–</text:span> expr</text:p>
      <text:p text:style-name="P25"><text:span text:style-name="T48"><text:tab/><text:tab/><text:tab/><text:tab/>{ <text:s/></text:span><text:span text:style-name="T47">-- </text:span><text:span text:style-name="T50">ohiko itzulpena</text:span></text:p>
      <text:p text:style-name="P25"><text:span text:style-name="T50"><text:tab/><text:tab/><text:tab/><text:tab/> </text:span><text:span text:style-name="T48"><text:s text:c="2"/></text:span><text:span text:style-name="T80">expr</text:span><text:span text:style-name="T78">.zatizero:= bildu(</text:span><text:span text:style-name="T80">expr</text:span><text:span text:style-name="T99">1</text:span><text:span text:style-name="T78">.zatizero,</text:span><text:span text:style-name="T80">expr</text:span><text:span text:style-name="T99">2</text:span><text:span text:style-name="T78">.zatizero);</text:span><text:span text:style-name="T47">}</text:span></text:p>
      <text:p text:style-name="P25"><text:tab/><text:tab/><text:tab/><text:span text:style-name="T127">| </text:span>expr <text:span text:style-name="T2">*</text:span> expr</text:p>
      <text:p text:style-name="P25"><text:span text:style-name="T48"><text:tab/><text:tab/><text:tab/><text:tab/>{ <text:s/></text:span><text:span text:style-name="T47">-- </text:span><text:span text:style-name="T50">ohiko itzulpena</text:span></text:p>
      <text:p text:style-name="P25"><text:span text:style-name="T50"><text:tab/><text:tab/><text:tab/><text:tab/> </text:span><text:span text:style-name="T48"><text:s text:c="2"/></text:span><text:span text:style-name="T80">expr</text:span><text:span text:style-name="T78">.zatizero:= bildu(</text:span><text:span text:style-name="T80">expr</text:span><text:span text:style-name="T99">1</text:span><text:span text:style-name="T78">.zatizero,</text:span><text:span text:style-name="T80">expr</text:span><text:span text:style-name="T99">2</text:span><text:span text:style-name="T78">.zatizero);</text:span><text:span text:style-name="T47">}</text:span></text:p>
      <text:p text:style-name="P25"><text:tab/><text:tab/><text:tab/>| expr <text:span text:style-name="T2">/ </text:span>expr</text:p>
      <text:p text:style-name="P15"><text:span text:style-name="T42"><text:tab/><text:tab/><text:tab/><text:tab/>{ <text:s/></text:span><text:span text:style-name="T50">expr</text:span><text:span text:style-name="T47">.izena := id_berria();</text:span></text:p>
      <text:p text:style-name="P18"><text:span text:style-name="T78"><text:tab/><text:tab/><text:tab/><text:tab/> <text:s text:c="3"/></text:span><text:span text:style-name="T80">expr</text:span><text:span text:style-name="T78">.zatizero:= bildu(hasi_lista(lortu_erref()),</text:span></text:p>
      <text:p text:style-name="P18"><text:span text:style-name="T78"><text:tab/><text:tab/><text:tab/><text:tab/><text:tab/><text:tab/><text:tab/>bildu(</text:span><text:span text:style-name="T80">expr</text:span><text:span text:style-name="T99">1</text:span><text:span text:style-name="T78">.zatizero,</text:span><text:span text:style-name="T80">expr</text:span><text:span text:style-name="T99">2</text:span><text:span text:style-name="T78">.zatizero));</text:span></text:p>
      <text:p text:style-name="P18"><text:span text:style-name="T47"><text:tab/><text:tab/><text:tab/><text:tab/> <text:s text:c="2"/></text:span><text:span text:style-name="T110">ag_gehitu( if || <text:s/></text:span><text:span text:style-name="T112">expr</text:span><text:span text:style-name="T114">2</text:span><text:span text:style-name="T111">.izena </text:span><text:span text:style-name="T110">|| == 0 goto</text:span><text:span text:style-name="T80">) ; -- ez da osatzen</text:span></text:p>
      <text:p text:style-name="P53"><text:span text:style-name="T40"><text:tab/><text:tab/><text:tab/> <text:tab/> <text:s text:c="2"/></text:span><text:span text:style-name="T37">ag_gehitu</text:span><text:span text:style-name="T36">( </text:span><text:span text:style-name="T41">expr</text:span><text:span text:style-name="T38">.izena ||</text:span><text:span text:style-name="T36"> := </text:span><text:span text:style-name="T39">|| </text:span><text:span text:style-name="T41">expr</text:span><text:span text:style-name="T69">1</text:span><text:span text:style-name="T39">.izena</text:span><text:span text:style-name="T36"> </text:span><text:span text:style-name="T40">|| / || </text:span><text:span text:style-name="T41">expr</text:span><text:span text:style-name="T69">2</text:span><text:span text:style-name="T39">.izena </text:span><text:span text:style-name="T36">); </text:span><text:span text:style-name="T40">}</text:span></text:p>
      <text:p text:style-name="P25"><text:span text:style-name="T28"><text:tab/><text:tab/><text:tab/>| expr </text:span><text:span text:style-name="T14">&lt;</text:span><text:span text:style-name="T28"> expr</text:span></text:p>
      <text:p text:style-name="P25"><text:span text:style-name="T48"><text:tab/><text:tab/><text:tab/><text:tab/>{ <text:s/></text:span><text:span text:style-name="T47">-- </text:span><text:span text:style-name="T50">ohiko itzulpena</text:span></text:p>
      <text:p text:style-name="P25"><text:span text:style-name="T50"><text:tab/><text:tab/><text:tab/><text:tab/> </text:span><text:span text:style-name="T48"><text:s text:c="2"/></text:span><text:span text:style-name="T80">expr</text:span><text:span text:style-name="T78">.zatizero:= bildu(</text:span><text:span text:style-name="T80">expr</text:span><text:span text:style-name="T99">1</text:span><text:span text:style-name="T78">.zatizero,</text:span><text:span text:style-name="T80">expr</text:span><text:span text:style-name="T99">2</text:span><text:span text:style-name="T78">.zatizero);</text:span><text:span text:style-name="T47">}</text:span></text:p>
      <text:p text:style-name="P25"><text:span text:style-name="T28"><text:tab/><text:tab/><text:tab/>| expr </text:span><text:span text:style-name="T14">&lt;</text:span><text:span text:style-name="T15">=</text:span><text:span text:style-name="T28"> expr</text:span></text:p>
      <text:p text:style-name="P25"><text:span text:style-name="T48"><text:tab/><text:tab/><text:tab/><text:tab/>{ <text:s/></text:span><text:span text:style-name="T47">-- </text:span><text:span text:style-name="T50">ohiko itzulpena</text:span></text:p>
      <text:p text:style-name="P25"><text:span text:style-name="T50"><text:tab/><text:tab/><text:tab/><text:tab/> </text:span><text:span text:style-name="T48"><text:s text:c="2"/></text:span><text:span text:style-name="T80">expr</text:span><text:span text:style-name="T78">.zatizero:= bildu(</text:span><text:span text:style-name="T80">expr</text:span><text:span text:style-name="T99">1</text:span><text:span text:style-name="T78">.zatizero,</text:span><text:span text:style-name="T80">expr</text:span><text:span text:style-name="T99">2</text:span><text:span text:style-name="T78">.zatizero);</text:span><text:span text:style-name="T47">}</text:span></text:p>
      <text:p text:style-name="P25"><text:span text:style-name="T28"><text:tab/><text:tab/><text:tab/>| expr </text:span><text:span text:style-name="T14">&gt;</text:span><text:span text:style-name="T28"> expr</text:span></text:p>
      <text:p text:style-name="P25"><text:span text:style-name="T28"><text:tab/></text:span><text:span text:style-name="T51"><text:tab/><text:tab/><text:tab/>{ <text:s/></text:span><text:span text:style-name="T52">-- </text:span><text:span text:style-name="T53">ohiko itzulpena</text:span></text:p>
      <text:p text:style-name="P25"><text:span text:style-name="T50"><text:tab/><text:tab/><text:tab/><text:tab/> </text:span><text:span text:style-name="T48"><text:s text:c="2"/></text:span><text:span text:style-name="T80">expr</text:span><text:span text:style-name="T78">.zatizero:= bildu(</text:span><text:span text:style-name="T80">expr</text:span><text:span text:style-name="T99">1</text:span><text:span text:style-name="T78">.zatizero,</text:span><text:span text:style-name="T80">expr</text:span><text:span text:style-name="T99">2</text:span><text:span text:style-name="T78">.zatizero);</text:span><text:span text:style-name="T47">}</text:span></text:p>
      <text:p text:style-name="P25"><text:span text:style-name="T28"><text:tab/><text:tab/><text:tab/>| expr </text:span><text:span text:style-name="T14">&gt;</text:span><text:span text:style-name="T15">=</text:span><text:span text:style-name="T28"> expr</text:span></text:p>
      <text:p text:style-name="P25"><text:span text:style-name="T48"><text:tab/><text:tab/><text:tab/><text:tab/>{ <text:s/></text:span><text:span text:style-name="T47">-- </text:span><text:span text:style-name="T50">ohiko itzulpena</text:span></text:p>
      <text:p text:style-name="P25"><text:span text:style-name="T50"><text:tab/><text:tab/><text:tab/><text:tab/> </text:span><text:span text:style-name="T48"><text:s text:c="2"/></text:span><text:span text:style-name="T80">expr</text:span><text:span text:style-name="T78">.zatizero:= bildu(</text:span><text:span text:style-name="T80">expr</text:span><text:span text:style-name="T99">1</text:span><text:span text:style-name="T78">.zatizero,</text:span><text:span text:style-name="T80">expr</text:span><text:span text:style-name="T99">2</text:span><text:span text:style-name="T78">.zatizero);</text:span><text:span text:style-name="T47">}</text:span></text:p>
      <text:p text:style-name="P25"><text:tab/><text:tab/><text:tab/>| <text:span text:style-name="T30">id<text:tab/></text:span></text:p>
      <text:p text:style-name="P25"><text:span text:style-name="T67"><text:tab/><text:tab/><text:tab/><text:tab/></text:span><text:span text:style-name="T64">{ <text:s/></text:span><text:span text:style-name="T65">-- </text:span><text:span text:style-name="T66">ohiko itzulpena</text:span></text:p>
      <text:p text:style-name="P25"><text:span text:style-name="T66"><text:tab/><text:tab/><text:tab/><text:tab/> <text:s text:c="2"/></text:span><text:span text:style-name="T96">expr</text:span><text:span text:style-name="T94">.zatizero::= </text:span><text:span text:style-name="T95">lista_hutsa(); </text:span><text:span text:style-name="T65">}</text:span></text:p>
      <text:p text:style-name="P25"><text:tab/><text:tab/><text:tab/>| <text:span text:style-name="T9">num_</text:span><text:span text:style-name="T31">integer</text:span></text:p>
      <text:p text:style-name="P25"><text:span text:style-name="T67"><text:tab/><text:tab/><text:tab/><text:tab/></text:span><text:span text:style-name="T64">{ <text:s/></text:span><text:span text:style-name="T65">-- </text:span><text:span text:style-name="T66">ohiko itzulpena</text:span></text:p>
      <text:p text:style-name="P25"><text:span text:style-name="T66"><text:tab/><text:tab/><text:tab/><text:tab/> <text:s text:c="2"/></text:span><text:span text:style-name="T96">expr</text:span><text:span text:style-name="T94">.zatizero::= </text:span><text:span text:style-name="T95">lista_hutsa(); </text:span><text:span text:style-name="T65">}</text:span><text:tab/><text:tab/><text:tab/><text:tab/><text:tab/>| <text:span text:style-name="T31">num_float</text:span></text:p>
      <text:p text:style-name="P25"><text:span text:style-name="T67"><text:tab/><text:tab/><text:tab/><text:tab/></text:span><text:span text:style-name="T64">{ <text:s/></text:span><text:span text:style-name="T65">-- </text:span><text:span text:style-name="T66">ohiko itzulpena</text:span></text:p>
      <text:p text:style-name="P25"><text:span text:style-name="T66"><text:tab/><text:tab/><text:tab/><text:tab/> <text:s text:c="2"/></text:span><text:span text:style-name="T96">expr</text:span><text:span text:style-name="T94">.zatizero::= </text:span><text:span text:style-name="T95">lista_hutsa(); </text:span><text:span text:style-name="T65">}</text:span></text:p>
      <text:p text:style-name="P31"><text:span text:style-name="T135"/></text:p>
      <text:p text:style-name="P31"><text:span text:style-name="T135"/></text:p>
      <text:p text:style-name="P57"><text:span text:style-name="T143">Osatu ezazu </text:span><text:span text:style-name="T139">SZIEa (if agindua)</text:span><text:span text:style-name="T143"> eta inplementazioa egokitu adierazitako kodea sor dezan.</text:span></text:p>
      <text:p text:style-name="P38"><text:span text:style-name="T10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Arial" svg:font-family="Arial" style:font-family-generic="swiss"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pitch="variable"/>
    <style:font-face style:name="Menlo-Regular" svg:font-family="Menlo-Regular"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Times New Roman Greek" svg:font-family="'Times New Roman Greek'"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u" fo:country="E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u" fo:country="E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matica" style:family="paragraph" style:parent-style-name="Standard">
      <style:paragraph-properties>
        <style:tab-stops>
          <style:tab-stop style:position="1.87cm"/>
          <style:tab-stop style:position="2.117cm"/>
          <style:tab-stop style:position="2.858cm"/>
          <style:tab-stop style:position="3.845cm"/>
          <style:tab-stop style:position="4.833cm"/>
          <style:tab-stop style:position="5.821cm"/>
          <style:tab-stop style:position="7.303cm"/>
          <style:tab-stop style:position="16.191cm"/>
        </style:tab-stops>
      </style:paragraph-properties>
    </style:style>
    <style:style style:name="Default_7e_LT_7e_Gliederung_20_1" style:display-name="Default~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Lohit Hindi" fo:font-family="'Lohit Hindi'" style:font-pitch="variable" fo:font-size="32pt" fo:font-style="normal" fo:text-shadow="none" style:text-underline-style="none" fo:font-weight="normal"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1T11:33:36.000196190</meta:creation-date>
    <dc:date>2023-04-25T13:47:54.091835196</dc:date>
    <meta:editing-duration>PT4H59M40S</meta:editing-duration>
    <meta:editing-cycles>35</meta:editing-cycles>
    <meta:generator>LibreOffice/7.3.7.2$Linux_X86_64 LibreOffice_project/30$Build-2</meta:generator>
    <meta:document-statistic meta:table-count="0" meta:image-count="0" meta:object-count="0" meta:page-count="4" meta:paragraph-count="155" meta:word-count="874" meta:character-count="5685" meta:non-whitespace-character-count="4483"/>
  </office:meta>
</office:document-meta>
</file>